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<text:a xlink:href="https://www.eliteprospects.com/player/802760/nikita-artamonov" xlink:type="simple">Nikita Artamonov (RW/LW)</text:a> </text:p>
          </table:table-cell>
          <table:table-cell office:value-type="string" calcext:value-type="string">
            <text:p><text:a xlink:href="https://www.eliteprospects.com/team/200/torpedo-nizhny-novgorod" xlink:type="simple">Torpedo Nizhny Novgorod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927/dominik-badinka" xlink:type="simple">Dominik Badinka (D)</text:a> </text:p>
          </table:table-cell>
          <table:table-cell office:value-type="string" calcext:value-type="string">
            <text:p><text:a xlink:href="https://www.eliteprospects.com/team/8/malmo-redhawks" xlink:type="simple">Malmö Redhawks</text:a> </text:p>
          </table:table-cell>
          <table:table-cell office:value-type="string" calcext:value-type="string">
            <text:p><text:a xlink:href="https://www.eliteprospects.com/league/shl/stats/2023-2024" xlink:type="simple">SHL</text:a> 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806/andrew-basha" xlink:type="simple">Andrew Basha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590/cole-beaudoin" xlink:type="simple">Cole Beaudoin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9/kamil-bednarik" xlink:type="simple">Kamil Bednarik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0/sacha-boisvert" xlink:type="simple">Sacha Boisvert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76/michael-brandsegg-nygard" xlink:type="simple">Michael Brandsegg-Nygård (F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518/harrison-brunicke" xlink:type="simple">Harrison Brunicke (D)</text:a> </text:p>
          </table:table-cell>
          <table:table-cell office:value-type="string" calcext:value-type="string">
            <text:p><text:a xlink:href="https://www.eliteprospects.com/team/725/kamloops-blazers" xlink:type="simple">Kamloops Blaz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229/zeev-buium" xlink:type="simple">Zeev Buium (D)</text:a> </text:p>
          </table:table-cell>
          <table:table-cell office:value-type="string" calcext:value-type="string">
            <text:p><text:a xlink:href="https://www.eliteprospects.com/team/2034/univ.-of-denver" xlink:type="simple">Univ. of Denver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97/berkly-catton" xlink:type="simple">Berkly Catton (F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9/macklin-celebrini" xlink:type="simple">Macklin Celebrini (C)</text:a> </text:p>
          </table:table-cell>
          <table:table-cell office:value-type="string" calcext:value-type="string">
            <text:p><text:a xlink:href="https://www.eliteprospects.com/team/633/boston-univ." xlink:type="simple">Boston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9993/igor-chernyshov" xlink:type="simple">Igor Chernyshov (LW)</text:a> </text:p>
          </table:table-cell>
          <table:table-cell office:value-type="string" calcext:value-type="string">
            <text:p><text:a xlink:href="https://www.eliteprospects.com/team/6815/dynamo-moskva" xlink:type="simple">Dynamo Moskva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1/trevor-connelly" xlink:type="simple">Trevor Connelly (LW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202/ivan-demidov" xlink:type="simple">Ivan Demidov (RW/C)</text:a> </text:p>
          </table:table-cell>
          <table:table-cell office:value-type="string" calcext:value-type="string">
            <text:p><text:a xlink:href="https://www.eliteprospects.com/team/4925/ska-1946-st.-petersburg" xlink:type="simple">SKA-1946 St. Petersburg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3441/sam-dickinson" xlink:type="simple">Sam Dickinson (D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19/cole-eiserman" xlink:type="simple">Cole Eiserman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4/charlie-elick" xlink:type="simple">Charlie Elick (D)</text:a> </text:p>
          </table:table-cell>
          <table:table-cell office:value-type="string" calcext:value-type="string">
            <text:p><text:a xlink:href="https://www.eliteprospects.com/team/857/brandon-wheat-kings" xlink:type="simple">Brandon Wheat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7/ej-emery" xlink:type="simple">EJ Emery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3314/linus-eriksson" xlink:type="simple">Linus Eriksson (C)</text:a> </text:p>
          </table:table-cell>
          <table:table-cell office:value-type="string" calcext:value-type="string">
            <text:p><text:a xlink:href="https://www.eliteprospects.com/team/3/djurgardens-if" xlink:type="simple">Djurgårdens IF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6/alfons-freij" xlink:type="simple">Alfons Freij (D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205/liam-greentree" xlink:type="simple">Liam Greentree (RW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7724/matvei-gridin" xlink:type="simple">Matvei Gridin (F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78/michael-hage" xlink:type="simple">Michael Hage (C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075/konsta-helenius" xlink:type="simple">Konsta Helenius (C/RW)</text:a> </text:p>
          </table:table-cell>
          <table:table-cell office:value-type="string" calcext:value-type="string">
            <text:p><text:a xlink:href="https://www.eliteprospects.com/team/417/jukurit" xlink:type="simple">Jukurit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9033/emil-hemming" xlink:type="simple">Emil Hemming (RW)</text:a> </text:p>
          </table:table-cell>
          <table:table-cell office:value-type="string" calcext:value-type="string">
            <text:p><text:a xlink:href="https://www.eliteprospects.com/team/48/tps" xlink:type="simple">TPS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116/tanner-howe" xlink:type="simple">Tanner Howe (F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19/cole-hutson" xlink:type="simple">Cole Hutson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17/tij-iginla" xlink:type="simple">Tij Iginla (F)</text:a> </text:p>
          </table:table-cell>
          <table:table-cell office:value-type="string" calcext:value-type="string">
            <text:p><text:a xlink:href="https://www.eliteprospects.com/team/451/kelowna-rockets" xlink:type="simple">Kelowna Rocke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877/adam-jecho" xlink:type="simple">Adam Jecho (RW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55151/adam-jiřiček" xlink:type="simple">Adam Jiříček (D)</text:a> </text:p>
          </table:table-cell>
          <table:table-cell office:value-type="string" calcext:value-type="string">
            <text:p><text:a xlink:href="https://www.eliteprospects.com/team/637/hc-plzen" xlink:type="simple">HC Plzen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6036/aron-kiviharju" xlink:type="simple">Aron Kiviharju (D)</text:a> </text:p>
          </table:table-cell>
          <table:table-cell office:value-type="string" calcext:value-type="string">
            <text:p><text:a xlink:href="https://www.eliteprospects.com/team/38/hifk" xlink:type="simple">HIFK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80/dean-letourneau" xlink:type="simple">Dean Letourneau (C)</text:a> </text:p>
          </table:table-cell>
          <table:table-cell office:value-type="string" calcext:value-type="string">
            <text:p><text:a xlink:href="https://www.eliteprospects.com/team/5766/st.-andrew-s-college" xlink:type="simple">St. Andrew's College</text:a> </text:p>
          </table:table-cell>
          <table:table-cell office:value-type="string" calcext:value-type="string">
            <text:p><text:a xlink:href="https://www.eliteprospects.com/league/phc/stats/2023-2024" xlink:type="simple">PHC</text:a> 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217/artyom-levshunov" xlink:type="simple">Artyom Levshunov (D)</text:a> </text:p>
          </table:table-cell>
          <table:table-cell office:value-type="string" calcext:value-type="string">
            <text:p><text:a xlink:href="https://www.eliteprospects.com/team/1157/michigan-state-univ." xlink:type="simple">Michigan State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9213/cayden-lindstrom" xlink:type="simple">Cayden Lindstrom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9166/jett-luchanko" xlink:type="simple">Jett Luchanko (C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787/miguel-marques" xlink:type="simple">Miguel Marques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4380/maxim-masse" xlink:type="simple">Maxim Massé (RW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3/henry-mews" xlink:type="simple">Henry Mews (D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8042/luke-misa" xlink:type="simple">Luke Misa (C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384/terik-parascak" xlink:type="simple">Terik Parascak (RW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74/zayne-parekh" xlink:type="simple">Zayne Parekh (D)</text:a> </text:p>
          </table:table-cell>
          <table:table-cell office:value-type="string" calcext:value-type="string">
            <text:p><text:a xlink:href="https://www.eliteprospects.com/team/877/saginaw-spirit" xlink:type="simple">Saginaw Spirit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4960/lucas-pettersson" xlink:type="simple">Lucas Pettersson (C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399/jesse-pulkkinen" xlink:type="simple">Jesse Pulkkinen (D)</text:a> </text:p>
          </table:table-cell>
          <table:table-cell office:value-type="string" calcext:value-type="string">
            <text:p><text:a xlink:href="https://www.eliteprospects.com/team/42/jyp" xlink:type="simple">JYP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30/ryder-ritchie" xlink:type="simple">Ryder Ritchie (F)</text:a> </text:p>
          </table:table-cell>
          <table:table-cell office:value-type="string" calcext:value-type="string">
            <text:p><text:a xlink:href="https://www.eliteprospects.com/team/687/prince-albert-raiders" xlink:type="simple">Prince Albert Raid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9/leo-sahlin-wallenius" xlink:type="simple">Leo Sahlin Wallenius (D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6/beckett-sennecke" xlink:type="simple">Beckett Sennecke (RW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541/anton-silayev" xlink:type="simple">Anton Silayev (D)</text:a> </text:p>
          </table:table-cell>
          <table:table-cell office:value-type="string" calcext:value-type="string">
            <text:p><text:a xlink:href="https://www.eliteprospects.com/team/200/torpedo-nizhny-novgorod" xlink:type="simple">Torpedo Nizhny Novgorod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21/teddy-stiga" xlink:type="simple">Teddy Stiga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158/veeti-vaisanen" xlink:type="simple">Veeti Väisänen (D)</text:a> </text:p>
          </table:table-cell>
          <table:table-cell office:value-type="string" calcext:value-type="string">
            <text:p><text:a xlink:href="https://www.eliteprospects.com/team/420/kookoo" xlink:type="simple">KooKoo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9451/carter-yakemchuk" xlink:type="simple">Carter Yakemchuk (D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9375/tanner-adams" xlink:type="simple">Tanner Adams (RW/C)</text:a> </text:p>
          </table:table-cell>
          <table:table-cell office:value-type="string" calcext:value-type="string">
            <text:p><text:a xlink:href="https://www.eliteprospects.com/team/713/providence-college" xlink:type="simple">Providence College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618/parker-alcos" xlink:type="simple">Parker Alcos (D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2236/owen-allard" xlink:type="simple">Owen Allard (C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3093/onni-amhamdi" xlink:type="simple">Onni Amhamdi (D)</text:a> </text:p>
          </table:table-cell>
          <table:table-cell office:value-type="string" calcext:value-type="string">
            <text:p><text:a xlink:href="https://www.eliteprospects.com/team/2183/pelicans-u20" xlink:type="simple">Pelican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22/daniil-anatsky" xlink:type="simple">Daniil Anatsky (C)</text:a> </text:p>
          </table:table-cell>
          <table:table-cell office:value-type="string" calcext:value-type="string">
            <text:p><text:a xlink:href="https://www.eliteprospects.com/team/37724/ska-yunior-krasnogorsk" xlink:type="simple">SKA-Yunior Krasn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1192/robin-nico-antenen" xlink:type="simple">Robin Nico Antenen (LW)</text:a> </text:p>
          </table:table-cell>
          <table:table-cell office:value-type="string" calcext:value-type="string">
            <text:p><text:a xlink:href="https://www.eliteprospects.com/team/4365/zug-u20" xlink:type="simple">Zug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357/luke-ashton" xlink:type="simple">Luke Ashton (D)</text:a> </text:p>
          </table:table-cell>
          <table:table-cell office:value-type="string" calcext:value-type="string">
            <text:p><text:a xlink:href="https://www.eliteprospects.com/team/9778/langley-rivermen" xlink:type="simple">Langley Rivermen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2055/nathan-aspinall" xlink:type="simple">Nathan Aspinall (LW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3418/fyodor-avramov" xlink:type="simple">Fyodor Avramov (LW)</text:a> </text:p>
          </table:table-cell>
          <table:table-cell office:value-type="string" calcext:value-type="string">
            <text:p><text:a xlink:href="https://www.eliteprospects.com/team/1899/kapitan-stupino" xlink:type="simple">Kapitan Stupino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072/matvei-babenko" xlink:type="simple">Matvei Babenko (LW/RW)</text:a> </text:p>
          </table:table-cell>
          <table:table-cell office:value-type="string" calcext:value-type="string">
            <text:p><text:a xlink:href="https://www.eliteprospects.com/team/4912/tolpar-ufa" xlink:type="simple">Tolpar Uf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9/austin-baker" xlink:type="simple">Austin Baker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79/jacob-battaglia" xlink:type="simple">Jacob Battaglia (RW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41/marek-beaudoin" xlink:type="simple">Marek Beaudoin (LW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3187/ondřej-becher" xlink:type="simple">Ondřej Becher (C/W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27/adam-belusko" xlink:type="simple">Adam Belusko (D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2697/noah-bender" xlink:type="simple">Noah Bender (G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.89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4281/jack-berglund" xlink:type="simple">Jack Berglund (C/LW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3/alexis-bernier" xlink:type="simple">Alexis Bernier (D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7803/thatcher-bernstein" xlink:type="simple">Thatcher Bernstein (G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11 </text:p>
          </table:table-cell>
          <table:table-cell office:value-type="string" calcext:value-type="string">
            <text:p>.85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101/bauer-berry" xlink:type="simple">Bauer Berry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0/marko-bilic" xlink:type="simple">Marko Bilic (G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216/wilson-bjorck" xlink:type="simple">Wilson Björck (LW/C)</text:a> </text:p>
          </table:table-cell>
          <table:table-cell office:value-type="string" calcext:value-type="string">
            <text:p><text:a xlink:href="https://www.eliteprospects.com/team/599/djurgardens-if-j20" xlink:type="simple">Djurgården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3697/alexandre-blais" xlink:type="simple">Alexandre Blais (LW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48/philippe-blais-savoie" xlink:type="simple">Philippe Blais-Savoie (D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299/niklas-blessing" xlink:type="simple">Niklas Blessing (D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8/jack-bodin" xlink:type="simple">Jack Bodin (D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5385/albin-boija" xlink:type="simple">Albin Boija (G)</text:a> </text:p>
          </table:table-cell>
          <table:table-cell office:value-type="string" calcext:value-type="string">
            <text:p><text:a xlink:href="https://www.eliteprospects.com/team/606/univ.-of-maine" xlink:type="simple">Univ. of Maine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1 </text:p>
          </table:table-cell>
          <table:table-cell office:value-type="string" calcext:value-type="string">
            <text:p>.916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6947/raoul-boilard" xlink:type="simple">Raoul Boilard (C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23/david-bosson" xlink:type="simple">David Bosson (RW)</text:a> </text:p>
          </table:table-cell>
          <table:table-cell office:value-type="string" calcext:value-type="string">
            <text:p><text:a xlink:href="https://www.eliteprospects.com/team/4368/gc-kusnacht-u20" xlink:type="simple">GC/Küsnacht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192/zachary-bowen" xlink:type="simple">Zachary Bowen (G)</text:a> </text:p>
          </table:table-cell>
          <table:table-cell office:value-type="string" calcext:value-type="string">
            <text:p><text:a xlink:href="https://www.eliteprospects.com/team/875/peterborough-petes" xlink:type="simple">Peterborough Pet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4 </text:p>
          </table:table-cell>
          <table:table-cell office:value-type="string" calcext:value-type="string">
            <text:p>.896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448/benjamin-brunelle" xlink:type="simple">Benjamin Brunelle (LW)</text:a> </text:p>
          </table:table-cell>
          <table:table-cell office:value-type="string" calcext:value-type="string">
            <text:p><text:a xlink:href="https://www.eliteprospects.com/team/890/rouyn-noranda-huskies" xlink:type="simple">Rouyn-Noranda Huski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0791/simon-pier-brunet" xlink:type="simple">Simon-Pier Brunet (D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47/vladislav-bryzgalov" xlink:type="simple">Vladislav Bryzgalov (G)</text:a> </text:p>
          </table:table-cell>
          <table:table-cell office:value-type="string" calcext:value-type="string">
            <text:p><text:a xlink:href="https://www.eliteprospects.com/team/11141/ogden-mustangs" xlink:type="simple">Ogden Mustangs</text:a> </text:p>
          </table:table-cell>
          <table:table-cell office:value-type="string" calcext:value-type="string">
            <text:p><text:a xlink:href="https://www.eliteprospects.com/league/ncdc/stats/2023-2024" xlink:type="simple">NCDC</text:a>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15 </text:p>
          </table:table-cell>
          <table:table-cell office:value-type="string" calcext:value-type="string">
            <text:p>.933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19/maxim-burkov" xlink:type="simple">Maxim Burkov (LW)</text:a> </text:p>
          </table:table-cell>
          <table:table-cell office:value-type="string" calcext:value-type="string">
            <text:p><text:a xlink:href="https://www.eliteprospects.com/team/3350/hc-dukla-jihlava-u20" xlink:type="simple">HC Dukla Jihlava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4596/austin-burnevik" xlink:type="simple">Austin Burnevik (F)</text:a> </text:p>
          </table:table-cell>
          <table:table-cell office:value-type="string" calcext:value-type="string">
            <text:p><text:a xlink:href="https://www.eliteprospects.com/team/15749/madison-capitols" xlink:type="simple">Madison Capitol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19/hagen-burrows" xlink:type="simple">Hagen Burrows (F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15/eero-butella" xlink:type="simple">Eero Butella (C/W)</text:a> </text:p>
          </table:table-cell>
          <table:table-cell office:value-type="string" calcext:value-type="string">
            <text:p><text:a xlink:href="https://www.eliteprospects.com/team/907/waterloo-black-hawks" xlink:type="simple">Waterloo Black Haw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5/matti-butkovskiy" xlink:type="simple">Matti Butkovskiy (LW)</text:a> </text:p>
          </table:table-cell>
          <table:table-cell office:value-type="string" calcext:value-type="string">
            <text:p><text:a xlink:href="https://www.eliteprospects.com/team/2965/jukurit-u20" xlink:type="simple">Juku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439/diego-buttazzoni" xlink:type="simple">Diego Buttazzoni (C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73/eric-burger" xlink:type="simple">Eric Bürger (D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3214/anthony-cardilli" xlink:type="simple">Anthony Cardilli (C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2/clarke-caswell" xlink:type="simple">Clarke Caswell (F)</text:a> </text:p>
          </table:table-cell>
          <table:table-cell office:value-type="string" calcext:value-type="string">
            <text:p><text:a xlink:href="https://www.eliteprospects.com/team/847/swift-current-broncos" xlink:type="simple">Swift Current Bronco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0/sam-caulfield" xlink:type="simple">Sam Caulfield (G)</text:a> </text:p>
          </table:table-cell>
          <table:table-cell office:value-type="string" calcext:value-type="string">
            <text:p><text:a xlink:href="https://www.eliteprospects.com/team/5282/milton-academy" xlink:type="simple">Milton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.92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580/charlie-cerrato" xlink:type="simple">Charlie Cerrato (F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385/marek-chaloupka" xlink:type="simple">Marek Chaloupka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358/karsen-chartier" xlink:type="simple">Karsen Chartier (G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55 </text:p>
          </table:table-cell>
          <table:table-cell office:value-type="string" calcext:value-type="string">
            <text:p>.846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88/danny-chludil" xlink:type="simple">Danny Chludil (LW)</text:a> </text:p>
          </table:table-cell>
          <table:table-cell office:value-type="string" calcext:value-type="string">
            <text:p><text:a xlink:href="https://www.eliteprospects.com/team/3399/hc-kometa-brno-u20" xlink:type="simple">HC Kometa Brno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06/jaden-cholette" xlink:type="simple">Jaden Cholette (G)</text:a> </text:p>
          </table:table-cell>
          <table:table-cell office:value-type="string" calcext:value-type="string">
            <text:p><text:a xlink:href="https://www.eliteprospects.com/team/29097/mount-st.-charles-acad-18u-aaa" xlink:type="simple">Mount St. Charles Acad 18U AAA</text:a> </text:p>
          </table:table-cell>
          <table:table-cell office:value-type="string" calcext:value-type="string">
            <text:p><text:a xlink:href="https://www.eliteprospects.com/league/18u-aaa/stats/2023-2024" xlink:type="simple">18U AAA</text:a>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.90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5304/jakub-chromiak" xlink:type="simple">Jakub Chromiak (D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8/cooper-cleaves" xlink:type="simple">Cooper Cleaves (D)</text:a> </text:p>
          </table:table-cell>
          <table:table-cell office:value-type="string" calcext:value-type="string">
            <text:p><text:a xlink:href="https://www.eliteprospects.com/team/9295/brunswick-school" xlink:type="simple">Brunswick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2282/louka-cloutier" xlink:type="simple">Louka Cloutier (G)</text:a> </text:p>
          </table:table-cell>
          <table:table-cell office:value-type="string" calcext:value-type="string">
            <text:p><text:a xlink:href="https://www.eliteprospects.com/team/898/chicago-steel" xlink:type="simple">Chicago Steel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68 </text:p>
          </table:table-cell>
          <table:table-cell office:value-type="string" calcext:value-type="string">
            <text:p>.90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293/pier-etienne-cloutier" xlink:type="simple">Pier-Étienne Cloutier (LW)</text:a> </text:p>
          </table:table-cell>
          <table:table-cell office:value-type="string" calcext:value-type="string">
            <text:p><text:a xlink:href="https://www.eliteprospects.com/team/888/quebec-remparts" xlink:type="simple">Québec Rempar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53/joe-connor" xlink:type="simple">Joe Connor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817/miles-cooper" xlink:type="simple">Miles Cooper (C/LW)</text:a> </text:p>
          </table:table-cell>
          <table:table-cell office:value-type="string" calcext:value-type="string">
            <text:p><text:a xlink:href="https://www.eliteprospects.com/team/858/wenatchee-wild" xlink:type="simple">Wenatchee Wild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6932/dawson-cowan" xlink:type="simple">Dawson Cowan (G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59 </text:p>
          </table:table-cell>
          <table:table-cell office:value-type="string" calcext:value-type="string">
            <text:p>.89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08/anthony-cristoforo" xlink:type="simple">Anthony Cristoforo (D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709/logan-crosby" xlink:type="simple">Logan Crosby (RW)</text:a> </text:p>
          </table:table-cell>
          <table:table-cell office:value-type="string" calcext:value-type="string">
            <text:p><text:a xlink:href="https://www.eliteprospects.com/team/885/halifax-mooseheads" xlink:type="simple">Halifax Moosehead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87/maxmilian-curran" xlink:type="simple">Maxmilian Curran (C)</text:a> </text:p>
          </table:table-cell>
          <table:table-cell office:value-type="string" calcext:value-type="string">
            <text:p><text:a xlink:href="https://www.eliteprospects.com/team/846/tri-city-americans" xlink:type="simple">Tri-City American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423/ben-danford" xlink:type="simple">Ben Danford (D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7624/marek-daniček" xlink:type="simple">Marek Daníček (F)</text:a> </text:p>
          </table:table-cell>
          <table:table-cell office:value-type="string" calcext:value-type="string">
            <text:p><text:a xlink:href="https://www.eliteprospects.com/team/1598/hc-sparta-praha-u20" xlink:type="simple">HC Sparta Praha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52/jason-davenport" xlink:type="simple">Jason Davenport (D)</text:a> </text:p>
          </table:table-cell>
          <table:table-cell office:value-type="string" calcext:value-type="string">
            <text:p><text:a xlink:href="https://www.eliteprospects.com/team/4297/leamington-flyers" xlink:type="simple">Leamington Fly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2/hyde-davidson" xlink:type="simple">Hyde Davidson (D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2735/cole-davis" xlink:type="simple">Cole Davis (LW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712/mathias-dehli" xlink:type="simple">Mathias Dehli (C)</text:a> </text:p>
          </table:table-cell>
          <table:table-cell office:value-type="string" calcext:value-type="string">
            <text:p><text:a xlink:href="https://www.eliteprospects.com/team/177/lorenskog" xlink:type="simple">Lørenskog</text:a> </text:p>
          </table:table-cell>
          <table:table-cell office:value-type="string" calcext:value-type="string">
            <text:p><text:a xlink:href="https://www.eliteprospects.com/league/norway/stats/2023-2024" xlink:type="simple">Norway</text:a>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3401/francesco-dell-elce" xlink:type="simple">Francesco Dell'Elce (D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4/drew-dellasalla" xlink:type="simple">Drew DellaSalla (F/D)</text:a> </text:p>
          </table:table-cell>
          <table:table-cell office:value-type="string" calcext:value-type="string">
            <text:p><text:a xlink:href="https://www.eliteprospects.com/team/954/omaha-lancers" xlink:type="simple">Omaha Lanc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826/vincent-desjardins" xlink:type="simple">Vincent Desjardins (C/W)</text:a> </text:p>
          </table:table-cell>
          <table:table-cell office:value-type="string" calcext:value-type="string">
            <text:p><text:a xlink:href="https://www.eliteprospects.com/team/10195/blainville-boisbriand-armada" xlink:type="simple">Blainville-Boisbriand Armada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74/thomas-desruisseaux" xlink:type="simple">Thomas Desruisseaux (C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4325/giovanni-digiulian" xlink:type="simple">Giovanni DiGiulian (LW)</text:a> </text:p>
          </table:table-cell>
          <table:table-cell office:value-type="string" calcext:value-type="string">
            <text:p><text:a xlink:href="https://www.eliteprospects.com/team/2761/kent-school" xlink:type="simple">Kent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621/maxim-dirracolo" xlink:type="simple">Maxim Dirracolo (D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844/jimmy-dodig" xlink:type="simple">Jimmy Dodig (D)</text:a> </text:p>
          </table:table-cell>
          <table:table-cell office:value-type="string" calcext:value-type="string">
            <text:p><text:a xlink:href="https://www.eliteprospects.com/team/2209/cretin-derham-hall" xlink:type="simple">Cretin-Derham Hall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7586/antoine-dorion" xlink:type="simple">Antoine Dorion (F)</text:a> </text:p>
          </table:table-cell>
          <table:table-cell office:value-type="string" calcext:value-type="string">
            <text:p><text:a xlink:href="https://www.eliteprospects.com/team/888/quebec-remparts" xlink:type="simple">Québec Rempar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5111/jan-dorthe" xlink:type="simple">Jan Dorthe (F)</text:a> </text:p>
          </table:table-cell>
          <table:table-cell office:value-type="string" calcext:value-type="string">
            <text:p><text:a xlink:href="https://www.eliteprospects.com/team/469/vasteras-ik-j20" xlink:type="simple">Västerås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3/samuel-drancak" xlink:type="simple">Samuel Drancak (C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62/vadim-dudorov" xlink:type="simple">Vadim Dudorov (RW/C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6658/brayden-edwards" xlink:type="simple">Brayden Edwards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357/david-egorov" xlink:type="simple">David Egorov (G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6 </text:p>
          </table:table-cell>
          <table:table-cell office:value-type="string" calcext:value-type="string">
            <text:p>.87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66/josef-eichler" xlink:type="simple">Josef Eichler (D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97/gabriel-eliasson" xlink:type="simple">Gabriel Elia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80/lucas-ellinas" xlink:type="simple">Lucas Ellinas (C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4561/kristian-epperson" xlink:type="simple">Kristian Epperson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6030/andrej-fabus" xlink:type="simple">Andrej Fabus (D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676/artur-faizov" xlink:type="simple">Artur Faizov (C/LW)</text:a> </text:p>
          </table:table-cell>
          <table:table-cell office:value-type="string" calcext:value-type="string">
            <text:p><text:a xlink:href="https://www.eliteprospects.com/team/10064/mamonty-yugry" xlink:type="simple">Mamonty Yugr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956/keets-fawcett" xlink:type="simple">Keets Fawcett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47/will-felicio" xlink:type="simple">Will Felicio (D)</text:a> </text:p>
          </table:table-cell>
          <table:table-cell office:value-type="string" calcext:value-type="string">
            <text:p><text:a xlink:href="https://www.eliteprospects.com/team/15749/madison-capitols" xlink:type="simple">Madison Capitol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06/melvin-fernstrom" xlink:type="simple">Melvin Fernström (F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3/jakub-fibigr" xlink:type="simple">Jakub Fibigr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0739/jacob-ficenec" xlink:type="simple">Jacob Ficenec (D)</text:a> </text:p>
          </table:table-cell>
          <table:table-cell office:value-type="string" calcext:value-type="string">
            <text:p><text:a xlink:href="https://www.eliteprospects.com/team/26733/jungadler-mannheim-u20" xlink:type="simple">Jungadler Mannheim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9319/guillaume-fillion" xlink:type="simple">Guillaume Fillion (D)</text:a> </text:p>
          </table:table-cell>
          <table:table-cell office:value-type="string" calcext:value-type="string">
            <text:p><text:a xlink:href="https://www.eliteprospects.com/team/890/rouyn-noranda-huskies" xlink:type="simple">Rouyn-Noranda Huski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10/lukas-fischer" xlink:type="simple">Lukas Fischer (D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s://www.eliteprospects.com/player/664607/jake-fisher" xlink:type="simple">Jake Fisher (F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15/josh-fluker" xlink:type="simple">Josh Fluker (D)</text:a> </text:p>
          </table:table-cell>
          <table:table-cell office:value-type="string" calcext:value-type="string">
            <text:p><text:a xlink:href="https://www.eliteprospects.com/team/858/wenatchee-wild" xlink:type="simple">Wenatchee Wild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1439/charlie-forslund" xlink:type="simple">Charlie Forslund (LW/RW)</text:a> </text:p>
          </table:table-cell>
          <table:table-cell office:value-type="string" calcext:value-type="string">
            <text:p><text:a xlink:href="https://www.eliteprospects.com/team/350/falu-if" xlink:type="simple">Falu IF</text:a> </text:p>
          </table:table-cell>
          <table:table-cell office:value-type="string" calcext:value-type="string">
            <text:p><text:a xlink:href="https://www.eliteprospects.com/league/hockeyettan/stats/2023-2024" xlink:type="simple">HockeyEttan</text:a> 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7/adam-fortier-gendron" xlink:type="simple">Adam Fortier-Gendron (D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8048/noel-fransen" xlink:type="simple">Noel Fransén (D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063/gabriel-frasca" xlink:type="simple">Gabriel Frasca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607/nathan-free" xlink:type="simple">Nathan Free (F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95/nikita-frolov" xlink:type="simple">Nikita Frolov (C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735/seth-fryer" xlink:type="simple">Seth Fryer (D)</text:a> </text:p>
          </table:table-cell>
          <table:table-cell office:value-type="string" calcext:value-type="string">
            <text:p><text:a xlink:href="https://www.eliteprospects.com/team/9780/victoria-royals" xlink:type="simple">Victoria Roya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43/jack-galanek" xlink:type="simple">Jack Galanek (C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8866/tomas-galvas" xlink:type="simple">Tomas Galvas (D)</text:a> </text:p>
          </table:table-cell>
          <table:table-cell office:value-type="string" calcext:value-type="string">
            <text:p><text:a xlink:href="https://www.eliteprospects.com/team/700/bili-tygri-liberec" xlink:type="simple">Bili Tygri Liberec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547/evan-gardner" xlink:type="simple">Evan Gardner (G)</text:a> </text:p>
          </table:table-cell>
          <table:table-cell office:value-type="string" calcext:value-type="string">
            <text:p><text:a xlink:href="https://www.eliteprospects.com/team/686/saskatoon-blades" xlink:type="simple">Saskatoon Blad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91 </text:p>
          </table:table-cell>
          <table:table-cell office:value-type="string" calcext:value-type="string">
            <text:p>.92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025/ethan-gardula" xlink:type="simple">Ethan Gardula (LW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8356/sebastian-gatto" xlink:type="simple">Sebastian Gatto (G)</text:a> </text:p>
          </table:table-cell>
          <table:table-cell office:value-type="string" calcext:value-type="string">
            <text:p><text:a xlink:href="https://www.eliteprospects.com/team/4297/leamington-flyers" xlink:type="simple">Leamington Fly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23 </text:p>
          </table:table-cell>
          <table:table-cell office:value-type="string" calcext:value-type="string">
            <text:p>.928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0893/ruslan-gazizov" xlink:type="simple">Ruslan Gazizov (F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079/justin-gendron" xlink:type="simple">Justin Gendron (RW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81/carter-george" xlink:type="simple">Carter George (G)</text:a> </text:p>
          </table:table-cell>
          <table:table-cell office:value-type="string" calcext:value-type="string">
            <text:p><text:a xlink:href="https://www.eliteprospects.com/team/874/owen-sound-attack" xlink:type="simple">Owen Sound Attack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30 </text:p>
          </table:table-cell>
          <table:table-cell office:value-type="string" calcext:value-type="string">
            <text:p>.90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6204/marcus-gidlof" xlink:type="simple">Marcus Gidlöf (G)</text:a> </text:p>
          </table:table-cell>
          <table:table-cell office:value-type="string" calcext:value-type="string">
            <text:p><text:a xlink:href="https://www.eliteprospects.com/team/460/leksands-if-j20" xlink:type="simple">Leksand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22 </text:p>
          </table:table-cell>
          <table:table-cell office:value-type="string" calcext:value-type="string">
            <text:p>.923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274/spencer-gill" xlink:type="simple">Spencer Gill (D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3510/vincent-glos" xlink:type="simple">Vincent Glos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4/hiroki-gojsic" xlink:type="simple">Hiroki Gojsic (F)</text:a> </text:p>
          </table:table-cell>
          <table:table-cell office:value-type="string" calcext:value-type="string">
            <text:p><text:a xlink:href="https://www.eliteprospects.com/team/451/kelowna-rockets" xlink:type="simple">Kelowna Rocke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liteprospects.com/player/843589/jan-golicic" xlink:type="simple">Jan Golicic (D)</text:a> </text:p>
          </table:table-cell>
          <table:table-cell office:value-type="string" calcext:value-type="string">
            <text:p><text:a xlink:href="https://www.eliteprospects.com/team/1748/gatineau-olympiques" xlink:type="simple">Gatineau Olympiqu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95/jack-good" xlink:type="simple">Jack Good (LW)</text:a> </text:p>
          </table:table-cell>
          <table:table-cell office:value-type="string" calcext:value-type="string">
            <text:p><text:a xlink:href="https://www.eliteprospects.com/team/5766/st.-andrew-s-college" xlink:type="simple">St. Andrew's College</text:a> </text:p>
          </table:table-cell>
          <table:table-cell office:value-type="string" calcext:value-type="string">
            <text:p><text:a xlink:href="https://www.eliteprospects.com/league/phc/stats/2023-2024" xlink:type="simple">PHC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https://www.eliteprospects.com/player/896555/stepan-gorbunov" xlink:type="simple">Stepan Gorbunov (F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7977/luke-goukler" xlink:type="simple">Luke Goukler (LW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55/yegor-graf" xlink:type="simple">Yegor Graf (C)</text:a> </text:p>
          </table:table-cell>
          <table:table-cell office:value-type="string" calcext:value-type="string">
            <text:p><text:a xlink:href="https://www.eliteprospects.com/team/4925/ska-1946-st.-petersburg" xlink:type="simple">SKA-1946 St. Petersburg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1930/rico-gredig" xlink:type="simple">Rico Gredig (LW/C)</text:a> </text:p>
          </table:table-cell>
          <table:table-cell office:value-type="string" calcext:value-type="string">
            <text:p><text:a xlink:href="https://www.eliteprospects.com/team/110/davos" xlink:type="simple">Davos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85/david-green" xlink:type="simple">David Green (D)</text:a> </text:p>
          </table:table-cell>
          <table:table-cell office:value-type="string" calcext:value-type="string">
            <text:p><text:a xlink:href="https://www.eliteprospects.com/team/1879/st.-michael-s-buzzers" xlink:type="simple">St. Michael's Buzz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45/elliott-groenewold" xlink:type="simple">Elliott Groenewold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2598/max-grundstrom" xlink:type="simple">Max Grundström (C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949/viggo-gustafsson" xlink:type="simple">Viggo Gustaf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115/alexandre-guy" xlink:type="simple">Alexandre Guy (RW)</text:a> </text:p>
          </table:table-cell>
          <table:table-cell office:value-type="string" calcext:value-type="string">
            <text:p><text:a xlink:href="https://www.eliteprospects.com/team/892/val-d-or-foreurs" xlink:type="simple">Val-d'Or For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6398/frans-haara" xlink:type="simple">Frans Haara (D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904/caleb-hadland" xlink:type="simple">Caleb Hadland (F)</text:a> </text:p>
          </table:table-cell>
          <table:table-cell office:value-type="string" calcext:value-type="string">
            <text:p><text:a xlink:href="https://www.eliteprospects.com/team/857/brandon-wheat-kings" xlink:type="simple">Brandon Wheat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933/wilhelm-hallquisth" xlink:type="simple">Wilhelm Hallquisth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758/vojtech-hambalek" xlink:type="simple">Vojtech Hambalek (G)</text:a> </text:p>
          </table:table-cell>
          <table:table-cell office:value-type="string" calcext:value-type="string">
            <text:p><text:a xlink:href="https://www.eliteprospects.com/team/3993/bili-tygri-liberec-u20" xlink:type="simple">Bili Tygri Liber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66 </text:p>
          </table:table-cell>
          <table:table-cell office:value-type="string" calcext:value-type="string">
            <text:p>.922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27/finn-harding" xlink:type="simple">Finn Harding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1382/martin-haronik" xlink:type="simple">Martin Haronik (G)</text:a> </text:p>
          </table:table-cell>
          <table:table-cell office:value-type="string" calcext:value-type="string">
            <text:p><text:a xlink:href="https://www.eliteprospects.com/team/16155/team-slovakia-u18" xlink:type="simple">Team Slovakia U18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.97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29/jakub-harvanek" xlink:type="simple">Jakub Harvánek (D)</text:a> </text:p>
          </table:table-cell>
          <table:table-cell office:value-type="string" calcext:value-type="string">
            <text:p><text:a xlink:href="https://www.eliteprospects.com/team/3215/hk-dukla-trencin-u20" xlink:type="simple">HK Dukla Trencin U20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22/kevin-he" xlink:type="simple">Kevin He (LW)</text:a> </text:p>
          </table:table-cell>
          <table:table-cell office:value-type="string" calcext:value-type="string">
            <text:p><text:a xlink:href="https://www.eliteprospects.com/team/2231/niagara-icedogs" xlink:type="simple">Niagara Ice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651/caleb-heil" xlink:type="simple">Caleb Heil (G)</text:a> </text:p>
          </table:table-cell>
          <table:table-cell office:value-type="string" calcext:value-type="string">
            <text:p><text:a xlink:href="https://www.eliteprospects.com/team/904/sioux-falls-stampede" xlink:type="simple">Sioux Falls Stamped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32 </text:p>
          </table:table-cell>
          <table:table-cell office:value-type="string" calcext:value-type="string">
            <text:p>.85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7567/max-heise" xlink:type="simple">Max Heise (F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775/kam-hendrickson" xlink:type="simple">Kam Hendrickson (G)</text:a> </text:p>
          </table:table-cell>
          <table:table-cell office:value-type="string" calcext:value-type="string">
            <text:p><text:a xlink:href="https://www.eliteprospects.com/team/17244/chanhassen-high" xlink:type="simple">Chanhassen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1 </text:p>
          </table:table-cell>
          <table:table-cell office:value-type="string" calcext:value-type="string">
            <text:p>.951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3389/joseph-henneberry" xlink:type="simple">Joseph Henneberry (C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2/tanner-henricks" xlink:type="simple">Tanner Henricks (D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s://www.eliteprospects.com/player/597542/ty-henry" xlink:type="simple">Ty Henry (D)</text:a> </text:p>
          </table:table-cell>
          <table:table-cell office:value-type="string" calcext:value-type="string">
            <text:p><text:a xlink:href="https://www.eliteprospects.com/team/868/erie-otters" xlink:type="simple">Erie Ott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831/caeden-herrington" xlink:type="simple">Caeden Herrington (D)</text:a> </text:p>
          </table:table-cell>
          <table:table-cell office:value-type="string" calcext:value-type="string">
            <text:p><text:a xlink:href="https://www.eliteprospects.com/team/5994/holderness-school" xlink:type="simple">Holderness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3/jesse-heslop" xlink:type="simple">Jesse Heslop (F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6275/adam-hesselvall" xlink:type="simple">Adam Hesselvall (C/RW)</text:a> </text:p>
          </table:table-cell>
          <table:table-cell office:value-type="string" calcext:value-type="string">
            <text:p><text:a xlink:href="https://www.eliteprospects.com/team/466/sodertalje-sk-j20" xlink:type="simple">Södertälje S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83543/easton-hewson" xlink:type="simple">Easton Hewson (D)</text:a> </text:p>
          </table:table-cell>
          <table:table-cell office:value-type="string" calcext:value-type="string">
            <text:p><text:a xlink:href="https://www.eliteprospects.com/team/1865/calgary-canucks" xlink:type="simple">Calgary Canuck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790/charles-hilton" xlink:type="simple">Charles Hilton (F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22/gavin-hodnett" xlink:type="simple">Gavin Hodnett (F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967/miroslav-holinka" xlink:type="simple">Miroslav Holinka (C/W)</text:a> </text:p>
          </table:table-cell>
          <table:table-cell office:value-type="string" calcext:value-type="string">
            <text:p><text:a xlink:href="https://www.eliteprospects.com/team/3715/hc-ocelari-trinec-u20" xlink:type="simple">HC Ocelari Trin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751/vojtech-hradec" xlink:type="simple">Vojtech Hradec (C)</text:a> </text:p>
          </table:table-cell>
          <table:table-cell office:value-type="string" calcext:value-type="string">
            <text:p><text:a xlink:href="https://www.eliteprospects.com/team/699/bk-mlada-boleslav" xlink:type="simple">BK Mlada Boleslav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0076/luken-huff" xlink:type="simple">Luken Huff (D)</text:a> </text:p>
          </table:table-cell>
          <table:table-cell office:value-type="string" calcext:value-type="string">
            <text:p><text:a xlink:href="https://www.eliteprospects.com/team/8459/wayzata-high" xlink:type="simple">Wayzat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72/callum-hughes" xlink:type="simple">Callum Hughes (F)</text:a> </text:p>
          </table:table-cell>
          <table:table-cell office:value-type="string" calcext:value-type="string">
            <text:p><text:a xlink:href="https://www.eliteprospects.com/team/2699/west-kelowna-warriors" xlink:type="simple">West Kelowna Warrio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64/christian-humphreys" xlink:type="simple">Christian Humphreys (RW/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12/kole-hyles" xlink:type="simple">Kole Hyles (C)</text:a> </text:p>
          </table:table-cell>
          <table:table-cell office:value-type="string" calcext:value-type="string">
            <text:p><text:a xlink:href="https://www.eliteprospects.com/team/2636/cushing-academy" xlink:type="simple">Cushing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09/topias-hynninen" xlink:type="simple">Topias Hynninen (F)</text:a> </text:p>
          </table:table-cell>
          <table:table-cell office:value-type="string" calcext:value-type="string">
            <text:p><text:a xlink:href="https://www.eliteprospects.com/team/417/jukurit" xlink:type="simple">Jukurit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14227/maxim-ilyichyov" xlink:type="simple">Maxim Ilyichyov (F)</text:a> </text:p>
          </table:table-cell>
          <table:table-cell office:value-type="string" calcext:value-type="string">
            <text:p><text:a xlink:href="https://www.eliteprospects.com/team/4928/russkie-vityazi" xlink:type="simple">Russkie Vityazi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0790/eric-jamieson" xlink:type="simple">Eric Jamieson (D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49080/beau-jelsma" xlink:type="simple">Beau Jelsma (LW/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782/matthew-jenken" xlink:type="simple">Matthew Jenken (D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598/loke-johansson" xlink:type="simple">Loke Johansson (D)</text:a> </text:p>
          </table:table-cell>
          <table:table-cell office:value-type="string" calcext:value-type="string">
            <text:p><text:a xlink:href="https://www.eliteprospects.com/team/453/aik-j20" xlink:type="simple">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42/mitja-jokinen" xlink:type="simple">Mitja Jokinen (D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877/ollie-josephson" xlink:type="simple">Ollie Josephson (F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717/daniel-kalandra" xlink:type="simple">Daniel Kalandra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98/erik-kald" xlink:type="simple">Erik Kald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4765/jan-kavan" xlink:type="simple">Jan Kavan (G)</text:a> </text:p>
          </table:table-cell>
          <table:table-cell office:value-type="string" calcext:value-type="string">
            <text:p><text:a xlink:href="https://www.eliteprospects.com/team/1190/hc-kometa-brno" xlink:type="simple">HC Kometa Brno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8 </text:p>
          </table:table-cell>
          <table:table-cell office:value-type="string" calcext:value-type="string">
            <text:p>.931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482/marcus-kearsey" xlink:type="simple">Marcus Kearsey (D)</text:a> </text:p>
          </table:table-cell>
          <table:table-cell office:value-type="string" calcext:value-type="string">
            <text:p><text:a xlink:href="https://www.eliteprospects.com/team/4586/charlottetown-islanders" xlink:type="simple">Charlottetown Islande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24/owen-keefe" xlink:type="simple">Owen Keefe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369/juho-keinanen" xlink:type="simple">Juho Keinänen (RW)</text:a> </text:p>
          </table:table-cell>
          <table:table-cell office:value-type="string" calcext:value-type="string">
            <text:p><text:a xlink:href="https://www.eliteprospects.com/team/2484/jokerit-u20" xlink:type="simple">Joke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31/nicholas-kempf" xlink:type="simple">Nicholas Kempf (G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99 </text:p>
          </table:table-cell>
          <table:table-cell office:value-type="string" calcext:value-type="string">
            <text:p>.89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2186/quinn-kennedy" xlink:type="simple">Quinn Kennedy (C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311/christian-kirsch" xlink:type="simple">Christian Kirsch (G)</text:a> </text:p>
          </table:table-cell>
          <table:table-cell office:value-type="string" calcext:value-type="string">
            <text:p><text:a xlink:href="https://www.eliteprospects.com/team/4365/zug-u20" xlink:type="simple">Zug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32 </text:p>
          </table:table-cell>
          <table:table-cell table:number-columns-repeated="3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9/theo-kiss" xlink:type="simple">Theo Kiss (LW/RW)</text:a> </text:p>
          </table:table-cell>
          <table:table-cell office:value-type="string" calcext:value-type="string">
            <text:p><text:a xlink:href="https://www.eliteprospects.com/team/900/des-moines-buccaneers" xlink:type="simple">Des Moines Buccan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74/adam-kleber" xlink:type="simple">Adam Kleber (D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84/jiři-klima" xlink:type="simple">Jiří Klíma (LW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9842/lucas-kling" xlink:type="simple">Lucas Kling (C/W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8879/aatos-koivu" xlink:type="simple">Aatos Koivu (C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<text:a xlink:href="https://www.eliteprospects.com/player/618884/timur-kol" xlink:type="simple">Timur Kol (D)</text:a> </text:p>
          </table:table-cell>
          <table:table-cell office:value-type="string" calcext:value-type="string">
            <text:p><text:a xlink:href="https://www.eliteprospects.com/team/33548/omskie-krylia" xlink:type="simple">Omskie Krylia</text:a> </text:p>
          </table:table-cell>
          <table:table-cell office:value-type="string" calcext:value-type="string">
            <text:p><text:a xlink:href="https://www.eliteprospects.com/league/vhl/stats/2023-2024" xlink:type="simple">VHL</text:a> 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764/leonid-kolodiy" xlink:type="simple">Leonid Kolodiy (LW/RW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492/oliver-kopiloff" xlink:type="simple">Oliver Kopiloff (C/LW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598/ondrej-kos" xlink:type="simple">Ondrej Kos (LW)</text:a> </text:p>
          </table:table-cell>
          <table:table-cell office:value-type="string" calcext:value-type="string">
            <text:p><text:a xlink:href="https://www.eliteprospects.com/team/682/koovee" xlink:type="simple">KOOVEE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0741/adam-kral" xlink:type="simple">Adam Král (D)</text:a> </text:p>
          </table:table-cell>
          <table:table-cell office:value-type="string" calcext:value-type="string">
            <text:p><text:a xlink:href="https://www.eliteprospects.com/team/3993/bili-tygri-liberec-u20" xlink:type="simple">Bili Tygri Liber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554/andrei-krutov" xlink:type="simple">Andrei Krutov (LW/RW)</text:a> </text:p>
          </table:table-cell>
          <table:table-cell office:value-type="string" calcext:value-type="string">
            <text:p><text:a xlink:href="https://www.eliteprospects.com/team/4923/chaika-nizhny-novgorod" xlink:type="simple">Chaika Nizhny Novgorod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1/matej-kubiesa" xlink:type="simple">Matej Kubiesa (RW)</text:a> </text:p>
          </table:table-cell>
          <table:table-cell office:value-type="string" calcext:value-type="string">
            <text:p><text:a xlink:href="https://www.eliteprospects.com/team/687/prince-albert-raiders" xlink:type="simple">Prince Albert Raid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8162/jan-kucera" xlink:type="simple">Jan Kucera (C/LW)</text:a> </text:p>
          </table:table-cell>
          <table:table-cell office:value-type="string" calcext:value-type="string">
            <text:p><text:a xlink:href="https://www.eliteprospects.com/team/4049/bk-mlada-boleslav-u20" xlink:type="simple">BK Mlada Boleslav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07/samuel-kupec" xlink:type="simple">Samuel Kupec (D)</text:a> </text:p>
          </table:table-cell>
          <table:table-cell office:value-type="string" calcext:value-type="string">
            <text:p><text:a xlink:href="https://www.eliteprospects.com/team/166/hk-dukla-trencin" xlink:type="simple">HK Dukla Trencin</text:a> </text:p>
          </table:table-cell>
          <table:table-cell office:value-type="string" calcext:value-type="string">
            <text:p><text:a xlink:href="https://www.eliteprospects.com/league/slovakia/stats/2023-2024" xlink:type="simple">Slovakia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0636/joel-kurt" xlink:type="simple">Joel Kurt (D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367020/eliot-l-italien" xlink:type="simple">Éliot L'Italien (C)</text:a> </text:p>
          </table:table-cell>
          <table:table-cell office:value-type="string" calcext:value-type="string">
            <text:p><text:a xlink:href="https://www.eliteprospects.com/team/10195/blainville-boisbriand-armada" xlink:type="simple">Blainville-Boisbriand Armada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60795/felix-lacerte" xlink:type="simple">Félix Lacerte (RW/C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0540/phileas-lachat" xlink:type="simple">Phileas Lachat (G)</text:a> </text:p>
          </table:table-cell>
          <table:table-cell office:value-type="string" calcext:value-type="string">
            <text:p><text:a xlink:href="https://www.eliteprospects.com/team/4369/biel-bienne-u20" xlink:type="simple">Biel-Bienne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27 </text:p>
          </table:table-cell>
          <table:table-cell table:number-columns-repeated="3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05/maxime-lafond" xlink:type="simple">Maxime Lafond (LW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7091/ludvig-lafton" xlink:type="simple">Ludvig Lafton (D)</text:a> </text:p>
          </table:table-cell>
          <table:table-cell office:value-type="string" calcext:value-type="string">
            <text:p><text:a xlink:href="https://www.eliteprospects.com/team/456/farjestad-bk-j20" xlink:type="simple">Färjestad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3/matthew-lahey" xlink:type="simple">Matthew Lahey (D)</text:a> </text:p>
          </table:table-cell>
          <table:table-cell office:value-type="string" calcext:value-type="string">
            <text:p><text:a xlink:href="https://www.eliteprospects.com/team/2076/nanaimo-clippers" xlink:type="simple">Nanaimo Clippe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7334/hunter-laing" xlink:type="simple">Hunter Laing (F)</text:a> </text:p>
          </table:table-cell>
          <table:table-cell office:value-type="string" calcext:value-type="string">
            <text:p><text:a xlink:href="https://www.eliteprospects.com/team/860/prince-george-cougars" xlink:type="simple">Prince George Couga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2464/nace-langus" xlink:type="simple">Nace Langus (C)</text:a> </text:p>
          </table:table-cell>
          <table:table-cell office:value-type="string" calcext:value-type="string">
            <text:p><text:a xlink:href="https://www.eliteprospects.com/team/1847/ik-oskarshamn-j20" xlink:type="simple">IK Oskarshamn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8561/julien-lanthier" xlink:type="simple">Julien Lanthier (D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29/noah-lapointe" xlink:type="simple">Noah Lapointe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314/hugo-laring" xlink:type="simple">Hugo Laring (G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.881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431/nathan-larioza" xlink:type="simple">Nathan Larioza (D)</text:a> </text:p>
          </table:table-cell>
          <table:table-cell office:value-type="string" calcext:value-type="string">
            <text:p><text:a xlink:href="https://www.eliteprospects.com/team/4673/culver-military-academy-prep" xlink:type="simple">Culver Military Academy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6910/sam-laurila" xlink:type="simple">Sam Laurila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0512/tomas-lavoie" xlink:type="simple">Tomas Lavoie (D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09/ryerson-leenders" xlink:type="simple">Ryerson Leenders (G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12 </text:p>
          </table:table-cell>
          <table:table-cell office:value-type="string" calcext:value-type="string">
            <text:p>.90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939/hugo-lejon" xlink:type="simple">Hugo Lejon (F)</text:a> </text:p>
          </table:table-cell>
          <table:table-cell office:value-type="string" calcext:value-type="string">
            <text:p><text:a xlink:href="https://www.eliteprospects.com/team/469/vasteras-ik-j20" xlink:type="simple">Västerås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5/jeremy-leroux" xlink:type="simple">Jérémy Leroux (C)</text:a> </text:p>
          </table:table-cell>
          <table:table-cell office:value-type="string" calcext:value-type="string">
            <text:p><text:a xlink:href="https://www.eliteprospects.com/team/533/chicoutimi-sagueneens" xlink:type="simple">Chicoutimi Saguenéen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38/oskar-lisler" xlink:type="simple">Oskar Lisler (LW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40341/markus-loponen" xlink:type="simple">Markus Loponen (C)</text:a> </text:p>
          </table:table-cell>
          <table:table-cell office:value-type="string" calcext:value-type="string">
            <text:p><text:a xlink:href="https://www.eliteprospects.com/team/2195/karpat-u20" xlink:type="simple">Kärpä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8544/veeti-louhivaara" xlink:type="simple">Veeti Louhivaara (G)</text:a> </text:p>
          </table:table-cell>
          <table:table-cell office:value-type="string" calcext:value-type="string">
            <text:p><text:a xlink:href="https://www.eliteprospects.com/team/2190/jyp-u20" xlink:type="simple">JYP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.87 </text:p>
          </table:table-cell>
          <table:table-cell office:value-type="string" calcext:value-type="string">
            <text:p>.89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083/preston-lounsbury" xlink:type="simple">Preston Lounsbury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227/simon-lovsin" xlink:type="simple">Simon Lovsin (F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614/ebbe-lundberg" xlink:type="simple">Ebbe Lundberg (G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0 </text:p>
          </table:table-cell>
          <table:table-cell office:value-type="string" calcext:value-type="string">
            <text:p>.90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90/alex-lunski" xlink:type="simple">Alex Lunski (C)</text:a> </text:p>
          </table:table-cell>
          <table:table-cell office:value-type="string" calcext:value-type="string">
            <text:p><text:a xlink:href="https://www.eliteprospects.com/team/26003/chippewa-steel" xlink:type="simple">Chippewa Steel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61/roman-luttsev" xlink:type="simple">Roman Luttsev (C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3086/connor-macpherson" xlink:type="simple">Connor MacPherson (RW)</text:a> </text:p>
          </table:table-cell>
          <table:table-cell office:value-type="string" calcext:value-type="string">
            <text:p><text:a xlink:href="https://www.eliteprospects.com/team/2177/penticton-vees" xlink:type="simple">Penticton Vee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4386/matyas-man" xlink:type="simple">Matyas Man (D)</text:a> </text:p>
          </table:table-cell>
          <table:table-cell office:value-type="string" calcext:value-type="string">
            <text:p><text:a xlink:href="https://www.eliteprospects.com/team/3402/hc-vitkovice-u20" xlink:type="simple">HC Vitk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132/arseni-marchenko" xlink:type="simple">Arseni Marchenko (D)</text:a> </text:p>
          </table:table-cell>
          <table:table-cell office:value-type="string" calcext:value-type="string">
            <text:p><text:a xlink:href="https://www.eliteprospects.com/team/23012/team-belarus-u18" xlink:type="simple">Team Belarus U18</text:a> </text:p>
          </table:table-cell>
          <table:table-cell office:value-type="string" calcext:value-type="string">
            <text:p><text:a xlink:href="https://www.eliteprospects.com/league/belarus-vysshaya/stats/2023-2024" xlink:type="simple">Belarus Vysshay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2974/matyas-marik" xlink:type="simple">Matyas Marik (G)</text:a> </text:p>
          </table:table-cell>
          <table:table-cell office:value-type="string" calcext:value-type="string">
            <text:p><text:a xlink:href="https://www.eliteprospects.com/team/3143/hc-motor-ceske-budejovice-u20" xlink:type="simple">HC Motor Ceske Budejovice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.92 </text:p>
          </table:table-cell>
          <table:table-cell office:value-type="string" calcext:value-type="string">
            <text:p>.92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5797/eelis-marila" xlink:type="simple">Eelis Marila (D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832/frankie-marrelli" xlink:type="simple">Frankie Marrelli (D)</text:a> </text:p>
          </table:table-cell>
          <table:table-cell office:value-type="string" calcext:value-type="string">
            <text:p><text:a xlink:href="https://www.eliteprospects.com/team/702/ottawa-67-s" xlink:type="simple">Ottawa 67'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94/luca-marrelli" xlink:type="simple">Luca Marrelli (D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840/matej-mastalirsky" xlink:type="simple">Matej Mastalirsky (LW/RW)</text:a> </text:p>
          </table:table-cell>
          <table:table-cell office:value-type="string" calcext:value-type="string">
            <text:p><text:a xlink:href="https://www.eliteprospects.com/team/155/hc-litvinov" xlink:type="simple">HC Litvinov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7777/lukas-matecha" xlink:type="simple">Lukas Matecha (G)</text:a> </text:p>
          </table:table-cell>
          <table:table-cell office:value-type="string" calcext:value-type="string">
            <text:p><text:a xlink:href="https://www.eliteprospects.com/team/846/tri-city-americans" xlink:type="simple">Tri-City American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42 </text:p>
          </table:table-cell>
          <table:table-cell office:value-type="string" calcext:value-type="string">
            <text:p>.901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208/eriks-mateiko" xlink:type="simple">Eriks Mateiko (LW/RW)</text:a> </text:p>
          </table:table-cell>
          <table:table-cell office:value-type="string" calcext:value-type="string">
            <text:p><text:a xlink:href="https://www.eliteprospects.com/team/2065/saint-john-sea-dogs" xlink:type="simple">Saint John Sea Dog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9462/paul-mayer" xlink:type="simple">Paul Mayer (D)</text:a> </text:p>
          </table:table-cell>
          <table:table-cell office:value-type="string" calcext:value-type="string">
            <text:p><text:a xlink:href="https://www.eliteprospects.com/team/119/adler-mannheim" xlink:type="simple">Adler Mannheim</text:a> </text:p>
          </table:table-cell>
          <table:table-cell office:value-type="string" calcext:value-type="string">
            <text:p><text:a xlink:href="https://www.eliteprospects.com/league/del/stats/2023-2024" xlink:type="simple">DEL</text:a> 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915/nathan-mayes" xlink:type="simple">Nathan Mayes (D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07/braydon-mccallum" xlink:type="simple">Braydon McCallum (C)</text:a> </text:p>
          </table:table-cell>
          <table:table-cell office:value-type="string" calcext:value-type="string">
            <text:p><text:a xlink:href="https://www.eliteprospects.com/team/875/peterborough-petes" xlink:type="simple">Peterborough Pet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5163/sam-mccue" xlink:type="simple">Sam McCue (LW)</text:a> </text:p>
          </table:table-cell>
          <table:table-cell office:value-type="string" calcext:value-type="string">
            <text:p><text:a xlink:href="https://www.eliteprospects.com/team/874/owen-sound-attack" xlink:type="simple">Owen Sound Attack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905/keith-mcinnis" xlink:type="simple">Keith McInnis (D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5110/tyler-mcinnis-thorpe" xlink:type="simple">Tyler McInnis Thorpe (F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8/william-mcisaac" xlink:type="simple">William McIsaac (D)</text:a> </text:p>
          </table:table-cell>
          <table:table-cell office:value-type="string" calcext:value-type="string">
            <text:p><text:a xlink:href="https://www.eliteprospects.com/team/688/spokane-chiefs" xlink:type="simple">Spokane Chief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577/pavel-mckenzie" xlink:type="simple">Pavel Mckenzie (F)</text:a> </text:p>
          </table:table-cell>
          <table:table-cell office:value-type="string" calcext:value-type="string">
            <text:p><text:a xlink:href="https://www.eliteprospects.com/team/672/moose-jaw-warriors" xlink:type="simple">Moose Jaw Warrio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43/finn-mclaughlin" xlink:type="simple">Finn McLaughlin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8/brendan-mcmorrow" xlink:type="simple">Brendan McMorrow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48/luke-mcnamara" xlink:type="simple">Luke McNamara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5745/gian-meier" xlink:type="simple">Gian Meier (D)</text:a> </text:p>
          </table:table-cell>
          <table:table-cell office:value-type="string" calcext:value-type="string">
            <text:p><text:a xlink:href="https://www.eliteprospects.com/team/4368/gc-kusnacht-u20" xlink:type="simple">GC/Küsnacht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7443/matyas-melovsky" xlink:type="simple">Matyas Melovsky (C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liteprospects.com/player/559031/harrison-meneghin" xlink:type="simple">Harrison Meneghin (G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59 </text:p>
          </table:table-cell>
          <table:table-cell office:value-type="string" calcext:value-type="string">
            <text:p>.91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3218/ben-merrill" xlink:type="simple">Ben Merrill (C)</text:a> </text:p>
          </table:table-cell>
          <table:table-cell office:value-type="string" calcext:value-type="string">
            <text:p><text:a xlink:href="https://www.eliteprospects.com/team/6170/st.-sebastian-s-school" xlink:type="simple">St. Sebastian's School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575/julius-miettinen" xlink:type="simple">Julius Miettinen (C/W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14/marco-mignosa" xlink:type="simple">Marco Mignosa (RW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59172/vladimir-mikhalyov" xlink:type="simple">Vladimir Mikhalyov (RW/LW)</text:a> </text:p>
          </table:table-cell>
          <table:table-cell office:value-type="string" calcext:value-type="string">
            <text:p><text:a xlink:href="https://www.eliteprospects.com/team/1003/sibir-novosibirsk" xlink:type="simple">Sibir Novosibirsk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61/landon-miller" xlink:type="simple">Landon Miller (G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79 </text:p>
          </table:table-cell>
          <table:table-cell office:value-type="string" calcext:value-type="string">
            <text:p>.88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16/jakub-milota" xlink:type="simple">Jakub Milota (G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.90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080/nate-misskey" xlink:type="simple">Nate Misskey (D)</text:a> </text:p>
          </table:table-cell>
          <table:table-cell office:value-type="string" calcext:value-type="string">
            <text:p><text:a xlink:href="https://www.eliteprospects.com/team/9780/victoria-royals" xlink:type="simple">Victoria Roya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258/luke-mistelbacher" xlink:type="simple">Luke Mistelbacher (F)</text:a> </text:p>
          </table:table-cell>
          <table:table-cell office:value-type="string" calcext:value-type="string">
            <text:p><text:a xlink:href="https://www.eliteprospects.com/team/847/swift-current-broncos" xlink:type="simple">Swift Current Bronco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2021/austin-moline" xlink:type="simple">Austin Moline (D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1/veikka-mononen" xlink:type="simple">Veikka Mononen (D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32/jj-monteiro" xlink:type="simple">JJ Monteiro (C)</text:a> </text:p>
          </table:table-cell>
          <table:table-cell office:value-type="string" calcext:value-type="string">
            <text:p><text:a xlink:href="https://www.eliteprospects.com/team/2056/salmon-arm-silverbacks" xlink:type="simple">Salmon Arm Silverback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15/blake-montgomery" xlink:type="simple">Blake Montgomery (F)</text:a> </text:p>
          </table:table-cell>
          <table:table-cell office:value-type="string" calcext:value-type="string">
            <text:p><text:a xlink:href="https://www.eliteprospects.com/team/844/lincoln-stars" xlink:type="simple">Lincoln Sta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985/javon-moore" xlink:type="simple">Javon Moore (F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8750/jonathan-morello" xlink:type="simple">Jonathan Morello (F)</text:a> </text:p>
          </table:table-cell>
          <table:table-cell office:value-type="string" calcext:value-type="string">
            <text:p><text:a xlink:href="https://www.eliteprospects.com/team/1879/st.-michael-s-buzzers" xlink:type="simple">St. Michael's Buzzers</text:a> </text:p>
          </table:table-cell>
          <table:table-cell office:value-type="string" calcext:value-type="string">
            <text:p><text:a xlink:href="https://www.eliteprospects.com/league/ojhl/stats/2023-2024" xlink:type="simple">OJH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4506/pavel-moysevich" xlink:type="simple">Pavel Moysevich (G)</text:a> </text:p>
          </table:table-cell>
          <table:table-cell office:value-type="string" calcext:value-type="string">
            <text:p><text:a xlink:href="https://www.eliteprospects.com/team/4537/ska-neva-st.-petersburg" xlink:type="simple">SKA-Neva St. Petersburg</text:a> </text:p>
          </table:table-cell>
          <table:table-cell office:value-type="string" calcext:value-type="string">
            <text:p><text:a xlink:href="https://www.eliteprospects.com/league/vhl/stats/2023-2024" xlink:type="simple">VHL</text:a>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31 </text:p>
          </table:table-cell>
          <table:table-cell office:value-type="string" calcext:value-type="string">
            <text:p>.92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1/tomas-mrsic" xlink:type="simple">Tomas Mrsic (C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529/leon-muggli" xlink:type="simple">Leon Muggli (D)</text:a> </text:p>
          </table:table-cell>
          <table:table-cell office:value-type="string" calcext:value-type="string">
            <text:p><text:a xlink:href="https://www.eliteprospects.com/team/117/zug" xlink:type="simple">Zug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3/niilopekka-muhonen" xlink:type="simple">Niilopekka Muhonen (D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31/teodor-munther" xlink:type="simple">Teodor Munther (G)</text:a> </text:p>
          </table:table-cell>
          <table:table-cell office:value-type="string" calcext:value-type="string">
            <text:p><text:a xlink:href="https://www.eliteprospects.com/team/599/djurgardens-if-j20" xlink:type="simple">Djurgården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72 </text:p>
          </table:table-cell>
          <table:table-cell office:value-type="string" calcext:value-type="string">
            <text:p>.908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7981/john-mustard" xlink:type="simple">John Mustard (LW)</text:a> </text:p>
          </table:table-cell>
          <table:table-cell office:value-type="string" calcext:value-type="string">
            <text:p><text:a xlink:href="https://www.eliteprospects.com/team/907/waterloo-black-hawks" xlink:type="simple">Waterloo Black Haw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3512/miles-muller" xlink:type="simple">Miles Müller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2513/nick-mahler" xlink:type="simple">Nick Mähler (D)</text:a> </text:p>
          </table:table-cell>
          <table:table-cell office:value-type="string" calcext:value-type="string">
            <text:p><text:a xlink:href="https://www.eliteprospects.com/team/26733/jungadler-mannheim-u20" xlink:type="simple">Jungadler Mannheim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1894/ilya-nabokov" xlink:type="simple">Ilya Nabokov (G)</text:a> </text:p>
          </table:table-cell>
          <table:table-cell office:value-type="string" calcext:value-type="string">
            <text:p><text:a xlink:href="https://www.eliteprospects.com/team/193/metallurg-magnitogorsk" xlink:type="simple">Metallurg Magnitogorsk</text:a> </text:p>
          </table:table-cell>
          <table:table-cell office:value-type="string" calcext:value-type="string">
            <text:p><text:a xlink:href="https://www.eliteprospects.com/league/khl/stats/2023-2024" xlink:type="simple">KHL</text:a>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.15 </text:p>
          </table:table-cell>
          <table:table-cell office:value-type="string" calcext:value-type="string">
            <text:p>.93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011/lennart-neiße" xlink:type="simple">Lennart Neiße (G)</text:a> </text:p>
          </table:table-cell>
          <table:table-cell office:value-type="string" calcext:value-type="string">
            <text:p><text:a xlink:href="https://www.eliteprospects.com/team/15585/brantford-bandits" xlink:type="simple">Brantford Bandits</text:a> </text:p>
          </table:table-cell>
          <table:table-cell office:value-type="string" calcext:value-type="string">
            <text:p><text:a xlink:href="https://www.eliteprospects.com/league/gojhl/stats/2023-2024" xlink:type="simple">GOJHL</text:a>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34 </text:p>
          </table:table-cell>
          <table:table-cell office:value-type="string" calcext:value-type="string">
            <text:p>.89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196/daniel-nieminen" xlink:type="simple">Daniel Nieminen (D)</text:a> </text:p>
          </table:table-cell>
          <table:table-cell office:value-type="string" calcext:value-type="string">
            <text:p><text:a xlink:href="https://www.eliteprospects.com/team/2183/pelicans-u20" xlink:type="simple">Pelican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20/edvin-nilsson" xlink:type="simple">Edvin Nilsson (D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78463/eric-nordmark" xlink:type="simple">Eric Nordmark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107/lucas-nordstrom" xlink:type="simple">Lucas Nordström (D)</text:a> </text:p>
          </table:table-cell>
          <table:table-cell office:value-type="string" calcext:value-type="string">
            <text:p><text:a xlink:href="https://www.eliteprospects.com/team/460/leksands-if-j20" xlink:type="simple">Leksands IF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733/niklas-nykyri" xlink:type="simple">Niklas Nykyri (D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0701/axel-nyman" xlink:type="simple">Axel Nyman (G)</text:a> </text:p>
          </table:table-cell>
          <table:table-cell office:value-type="string" calcext:value-type="string">
            <text:p><text:a xlink:href="https://www.eliteprospects.com/team/465/rogle-bk-j20" xlink:type="simple">Rögle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07 </text:p>
          </table:table-cell>
          <table:table-cell office:value-type="string" calcext:value-type="string">
            <text:p>.88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1102/sam-o-reilly" xlink:type="simple">Sam O'Reilly (F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85/viktor-olofsson" xlink:type="simple">Viktor Olofsson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102/anton-olsson" xlink:type="simple">Anton Olsson (D)</text:a> </text:p>
          </table:table-cell>
          <table:table-cell office:value-type="string" calcext:value-type="string">
            <text:p><text:a xlink:href="https://www.eliteprospects.com/team/464/mora-ik-j20" xlink:type="simple">Mora 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7168/luke-osburn" xlink:type="simple">Luke Osburn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873/jacob-oster" xlink:type="simple">Jacob Oster (G)</text:a> </text:p>
          </table:table-cell>
          <table:table-cell office:value-type="string" calcext:value-type="string">
            <text:p><text:a xlink:href="https://www.eliteprospects.com/team/873/oshawa-generals" xlink:type="simple">Oshawa General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.90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4963/veit-oswald" xlink:type="simple">Veit Oswald (LW)</text:a> </text:p>
          </table:table-cell>
          <table:table-cell office:value-type="string" calcext:value-type="string">
            <text:p><text:a xlink:href="https://www.eliteprospects.com/team/981/ehc-munchen" xlink:type="simple">EHC München</text:a> </text:p>
          </table:table-cell>
          <table:table-cell office:value-type="string" calcext:value-type="string">
            <text:p><text:a xlink:href="https://www.eliteprospects.com/league/del/stats/2023-2024" xlink:type="simple">DEL</text:a> 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2317/charlie-paquette" xlink:type="simple">Charlie Paquette (RW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48/charles-pardue" xlink:type="simple">Charles Pardue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1534/aidan-park" xlink:type="simple">Aidan Park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2226/lee-parks" xlink:type="simple">Lee Parks (RW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935/john-parsons" xlink:type="simple">John Parsons (G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71 </text:p>
          </table:table-cell>
          <table:table-cell office:value-type="string" calcext:value-type="string">
            <text:p>.86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46/riley-patterson" xlink:type="simple">Riley Patterson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0006/ilya-pautov" xlink:type="simple">Ilya Pautov (RW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4863/mason-peapenburg" xlink:type="simple">Mason Peapenburg (D)</text:a> </text:p>
          </table:table-cell>
          <table:table-cell office:value-type="string" calcext:value-type="string">
            <text:p><text:a xlink:href="https://www.eliteprospects.com/team/26003/chippewa-steel" xlink:type="simple">Chippewa Steel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5794/stephen-peck" xlink:type="simple">Stephen Peck (G)</text:a> </text:p>
          </table:table-cell>
          <table:table-cell office:value-type="string" calcext:value-type="string">
            <text:p><text:a xlink:href="https://www.eliteprospects.com/team/921/bismarck-bobcats" xlink:type="simple">Bismarck Bobcats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.91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5705/rhys-pederson" xlink:type="simple">Rhys Pederson (D)</text:a> </text:p>
          </table:table-cell>
          <table:table-cell office:value-type="string" calcext:value-type="string">
            <text:p><text:a xlink:href="https://www.eliteprospects.com/team/1783/edmonton-oil-kings" xlink:type="simple">Edmonton Oil King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7804/zach-pelletier" xlink:type="simple">Zach Pelletier (G)</text:a> </text:p>
          </table:table-cell>
          <table:table-cell office:value-type="string" calcext:value-type="string">
            <text:p><text:a xlink:href="https://www.eliteprospects.com/team/1748/gatineau-olympiques" xlink:type="simple">Gatineau Olympiqu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64 </text:p>
          </table:table-cell>
          <table:table-cell office:value-type="string" calcext:value-type="string">
            <text:p>.87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92/jaromir-perez" xlink:type="simple">Jaromír Pérez (LW/RW)</text:a> </text:p>
          </table:table-cell>
          <table:table-cell office:value-type="string" calcext:value-type="string">
            <text:p><text:a xlink:href="https://www.eliteprospects.com/team/700/bili-tygri-liberec" xlink:type="simple">Bili Tygri Liberec</text:a> </text:p>
          </table:table-cell>
          <table:table-cell office:value-type="string" calcext:value-type="string">
            <text:p><text:a xlink:href="https://www.eliteprospects.com/league/czechia/stats/2023-2024" xlink:type="simple">Czechia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762/hugo-pettersson" xlink:type="simple">Hugo Pettersson (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570/bryce-pickford" xlink:type="simple">Bryce Pickford (D)</text:a> </text:p>
          </table:table-cell>
          <table:table-cell office:value-type="string" calcext:value-type="string">
            <text:p><text:a xlink:href="https://www.eliteprospects.com/team/863/seattle-thunderbirds" xlink:type="simple">Seattle Thunderbird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5358/chase-pietila" xlink:type="simple">Chase Pietila (D)</text:a> </text:p>
          </table:table-cell>
          <table:table-cell office:value-type="string" calcext:value-type="string">
            <text:p><text:a xlink:href="https://www.eliteprospects.com/team/548/michigan-tech" xlink:type="simple">Michigan Tech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2425/kasper-pikkarainen" xlink:type="simple">Kasper Pikkarainen (RW)</text:a> </text:p>
          </table:table-cell>
          <table:table-cell office:value-type="string" calcext:value-type="string">
            <text:p><text:a xlink:href="https://www.eliteprospects.com/team/1906/tps-u20" xlink:type="simple">TP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931/carson-pilgrim" xlink:type="simple">Carson Pilgrim (F)</text:a> </text:p>
          </table:table-cell>
          <table:table-cell office:value-type="string" calcext:value-type="string">
            <text:p><text:a xlink:href="https://www.eliteprospects.com/team/6995/warroad-high" xlink:type="simple">Warroad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4/dominic-pilote" xlink:type="simple">Dominic Pilote (LW)</text:a> </text:p>
          </table:table-cell>
          <table:table-cell office:value-type="string" calcext:value-type="string">
            <text:p><text:a xlink:href="https://www.eliteprospects.com/team/889/rimouski-oceanic" xlink:type="simple">Rimouski Océanic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641/tory-pitner" xlink:type="simple">Tory Pitner (D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7163/kaden-pitre" xlink:type="simple">Kaden Pitre (C)</text:a> </text:p>
          </table:table-cell>
          <table:table-cell office:value-type="string" calcext:value-type="string">
            <text:p><text:a xlink:href="https://www.eliteprospects.com/team/18638/flint-firebirds" xlink:type="simple">Flint Firebir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857/felix-plamondon" xlink:type="simple">Félix Plamondon (D)</text:a> </text:p>
          </table:table-cell>
          <table:table-cell office:value-type="string" calcext:value-type="string">
            <text:p><text:a xlink:href="https://www.eliteprospects.com/team/891/shawinigan-cataractes" xlink:type="simple">Shawinigan Cataract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66/max-plante" xlink:type="simple">Max Plante (C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7774/alexander-plesovskikh" xlink:type="simple">Alexander Plesovskikh (LW)</text:a> </text:p>
          </table:table-cell>
          <table:table-cell office:value-type="string" calcext:value-type="string">
            <text:p><text:a xlink:href="https://www.eliteprospects.com/team/10064/mamonty-yugry" xlink:type="simple">Mamonty Yugr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678/simon-pohludka" xlink:type="simple">Simon Pohludka (F)</text:a> </text:p>
          </table:table-cell>
          <table:table-cell office:value-type="string" calcext:value-type="string">
            <text:p><text:a xlink:href="https://www.eliteprospects.com/team/6460/pelicans-u18" xlink:type="simple">Pelicans U18</text:a> </text:p>
          </table:table-cell>
          <table:table-cell office:value-type="string" calcext:value-type="string">
            <text:p><text:a xlink:href="https://www.eliteprospects.com/league/u18-sm-sarja/stats/2023-2024" xlink:type="simple">U18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33/justin-poirier" xlink:type="simple">Justin Poirier (RW)</text:a> </text:p>
          </table:table-cell>
          <table:table-cell office:value-type="string" calcext:value-type="string">
            <text:p><text:a xlink:href="https://www.eliteprospects.com/team/882/baie-comeau-drakkar" xlink:type="simple">Baie-Comeau Drakkar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0556/yannik-ponzetto" xlink:type="simple">Yannik Ponzetto (LW)</text:a> </text:p>
          </table:table-cell>
          <table:table-cell office:value-type="string" calcext:value-type="string">
            <text:p><text:a xlink:href="https://www.eliteprospects.com/team/885/halifax-mooseheads" xlink:type="simple">Halifax Moosehead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6090/jack-pridham" xlink:type="simple">Jack Pridham (RW)</text:a> </text:p>
          </table:table-cell>
          <table:table-cell office:value-type="string" calcext:value-type="string">
            <text:p><text:a xlink:href="https://www.eliteprospects.com/team/2699/west-kelowna-warriors" xlink:type="simple">West Kelowna Warrio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679/nikita-prishchepov" xlink:type="simple">Nikita Prishchepov (LW)</text:a> </text:p>
          </table:table-cell>
          <table:table-cell office:value-type="string" calcext:value-type="string">
            <text:p><text:a xlink:href="https://www.eliteprospects.com/team/676/victoriaville-tigres" xlink:type="simple">Victoriaville Tigr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a xlink:href="https://www.eliteprospects.com/player/880401/ethan-procyszyn" xlink:type="simple">Ethan Procyszyn (RW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https://www.eliteprospects.com/player/949987/ilya-protas" xlink:type="simple">Ilya Protas (F)</text:a> </text:p>
          </table:table-cell>
          <table:table-cell office:value-type="string" calcext:value-type="string">
            <text:p><text:a xlink:href="https://www.eliteprospects.com/team/900/des-moines-buccaneers" xlink:type="simple">Des Moines Buccan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847/owen-protz" xlink:type="simple">Owen Protz (D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3/elias-puolanne" xlink:type="simple">Elias Puolanne (F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7872/erik-pahlsson" xlink:type="simple">Erik Påhlsson (RW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4896/colin-ralph" xlink:type="simple">Colin Ralph (D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221/benjamin-rautiainen" xlink:type="simple">Benjamin Rautiainen (F)</text:a> </text:p>
          </table:table-cell>
          <table:table-cell office:value-type="string" calcext:value-type="string">
            <text:p><text:a xlink:href="https://www.eliteprospects.com/team/1754/tappara-u20" xlink:type="simple">Tappar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2963/jamiro-reber" xlink:type="simple">Jamiro Reber (C/L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4955/james-reeder" xlink:type="simple">James Reeder (F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2637/peter-repcik" xlink:type="simple">Peter Repcik (C/W)</text:a> </text:p>
          </table:table-cell>
          <table:table-cell office:value-type="string" calcext:value-type="string">
            <text:p><text:a xlink:href="https://www.eliteprospects.com/team/883/drummondville-voltigeurs" xlink:type="simple">Drummondville Voltigeur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8196/landan-resendes" xlink:type="simple">Landan Resendes (RW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922/aj-reyelts" xlink:type="simple">AJ Reyelts (G)</text:a> </text:p>
          </table:table-cell>
          <table:table-cell office:value-type="string" calcext:value-type="string">
            <text:p><text:a xlink:href="https://www.eliteprospects.com/team/2505/kenai-river-brown-bears" xlink:type="simple">Kenai River Brown Bears</text:a> </text:p>
          </table:table-cell>
          <table:table-cell office:value-type="string" calcext:value-type="string">
            <text:p><text:a xlink:href="https://www.eliteprospects.com/league/nahl/stats/2023-2024" xlink:type="simple">NAHL</text:a>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0 </text:p>
          </table:table-cell>
          <table:table-cell office:value-type="string" calcext:value-type="string">
            <text:p>.888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2909/petteri-rimpinen" xlink:type="simple">Petteri Rimpinen (G)</text:a> </text:p>
          </table:table-cell>
          <table:table-cell office:value-type="string" calcext:value-type="string">
            <text:p><text:a xlink:href="https://www.eliteprospects.com/team/26157/kiekko-espoo" xlink:type="simple">Kiekko-Espoo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4 </text:p>
          </table:table-cell>
          <table:table-cell office:value-type="string" calcext:value-type="string">
            <text:p>.92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1535/colton-roberts" xlink:type="simple">Colton Roberts (D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1221/nolan-roed" xlink:type="simple">Nolan Roed (F)</text:a> </text:p>
          </table:table-cell>
          <table:table-cell office:value-type="string" calcext:value-type="string">
            <text:p><text:a xlink:href="https://www.eliteprospects.com/team/2710/tri-city-storm" xlink:type="simple">Tri-City Storm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107/anthony-romani" xlink:type="simple">Anthony Romani (C/RW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840/lucas-romeo" xlink:type="simple">Lucas Romeo (RW)</text:a> </text:p>
          </table:table-cell>
          <table:table-cell office:value-type="string" calcext:value-type="string">
            <text:p><text:a xlink:href="https://www.eliteprospects.com/team/893/cape-breton-eagles" xlink:type="simple">Cape Breton Eagle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52/heikki-ruohonen" xlink:type="simple">Heikki Ruohonen (C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5788/joona-saarelainen" xlink:type="simple">Joona Saarelainen (C)</text:a> </text:p>
          </table:table-cell>
          <table:table-cell office:value-type="string" calcext:value-type="string">
            <text:p><text:a xlink:href="https://www.eliteprospects.com/team/2010/kalpa-u20" xlink:type="simple">KalPa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046/kim-saarinen" xlink:type="simple">Kim Saarinen (G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41 </text:p>
          </table:table-cell>
          <table:table-cell office:value-type="string" calcext:value-type="string">
            <text:p>.917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18/jack-sadowski" xlink:type="simple">Jack Sadowski (F)</text:a> </text:p>
          </table:table-cell>
          <table:table-cell office:value-type="string" calcext:value-type="string">
            <text:p><text:a xlink:href="https://www.eliteprospects.com/team/6017/kimball-union-academy" xlink:type="simple">Kimball Union Academy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9643/clemens-sager" xlink:type="simple">Clemens Sager (F)</text:a> </text:p>
          </table:table-cell>
          <table:table-cell office:value-type="string" calcext:value-type="string">
            <text:p><text:a xlink:href="https://www.eliteprospects.com/team/26734/eisbaren-juniors-berlin-u20" xlink:type="simple">Eisbären Juniors Berlin U20</text:a> </text:p>
          </table:table-cell>
          <table:table-cell office:value-type="string" calcext:value-type="string">
            <text:p><text:a xlink:href="https://www.eliteprospects.com/league/dnl-u20/stats/2023-2024" xlink:type="simple">DNL U20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2602/william-samuelsson" xlink:type="simple">William Samuelsson (C)</text:a> </text:p>
          </table:table-cell>
          <table:table-cell office:value-type="string" calcext:value-type="string">
            <text:p><text:a xlink:href="https://www.eliteprospects.com/team/466/sodertalje-sk-j20" xlink:type="simple">Södertälje S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86/vincent-sandberg" xlink:type="simple">Vincent Sandberg (F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4430/basile-sansonnens" xlink:type="simple">Basile Sansonnens (D)</text:a> </text:p>
          </table:table-cell>
          <table:table-cell office:value-type="string" calcext:value-type="string">
            <text:p><text:a xlink:href="https://www.eliteprospects.com/team/4358/gotteron-u20" xlink:type="simple">Gottéron U20</text:a> </text:p>
          </table:table-cell>
          <table:table-cell office:value-type="string" calcext:value-type="string">
            <text:p><text:a xlink:href="https://www.eliteprospects.com/league/u20-elit/stats/2023-2024" xlink:type="simple">U20-Elit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6027/miroslav-satan" xlink:type="simple">Miroslav Satan (C)</text:a> </text:p>
          </table:table-cell>
          <table:table-cell office:value-type="string" calcext:value-type="string">
            <text:p><text:a xlink:href="https://www.eliteprospects.com/team/1894/hc-slovan-bratislava-u20" xlink:type="simple">HC Slovan Bratislava U20</text:a> </text:p>
          </table:table-cell>
          <table:table-cell office:value-type="string" calcext:value-type="string">
            <text:p><text:a xlink:href="https://www.eliteprospects.com/league/slovakia-u20/stats/2023-2024" xlink:type="simple">Slovakia U20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189/logan-sawyer" xlink:type="simple">Logan Sawyer (LW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6233/eli-sebastian" xlink:type="simple">Eli Sebastian (C)</text:a> </text:p>
          </table:table-cell>
          <table:table-cell office:value-type="string" calcext:value-type="string">
            <text:p><text:a xlink:href="https://www.eliteprospects.com/team/1465/northeastern-univ." xlink:type="simple">Northeastern Univ.</text:a> </text:p>
          </table:table-cell>
          <table:table-cell office:value-type="string" calcext:value-type="string">
            <text:p><text:a xlink:href="https://www.eliteprospects.com/league/ncaa/stats/2023-2024" xlink:type="simple">NCAA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5209/simon-seidl" xlink:type="simple">Simon Seidl (F)</text:a> </text:p>
          </table:table-cell>
          <table:table-cell office:value-type="string" calcext:value-type="string">
            <text:p><text:a xlink:href="https://www.eliteprospects.com/team/642/ev-landshut" xlink:type="simple">EV Landshut</text:a> </text:p>
          </table:table-cell>
          <table:table-cell office:value-type="string" calcext:value-type="string">
            <text:p><text:a xlink:href="https://www.eliteprospects.com/league/del2/stats/2023-2024" xlink:type="simple">DEL2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27941/leo-serlin" xlink:type="simple">Leo Serlin (RW/C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3584/kaden-shahan" xlink:type="simple">Kaden Shahan (F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4722/zack-sharp" xlink:type="simple">Zack Sharp (D)</text:a> </text:p>
          </table:table-cell>
          <table:table-cell office:value-type="string" calcext:value-type="string">
            <text:p><text:a xlink:href="https://www.eliteprospects.com/team/783/cedar-rapids-roughriders" xlink:type="simple">Cedar Rapids RoughRid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481/daniel-shlaine" xlink:type="simple">Daniel Shlaine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46/roman-shokhrin" xlink:type="simple">Roman Shokhrin (D)</text:a> </text:p>
          </table:table-cell>
          <table:table-cell office:value-type="string" calcext:value-type="string">
            <text:p><text:a xlink:href="https://www.eliteprospects.com/team/15633/loko-76-yaroslavl" xlink:type="simple">Loko-76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80/matvei-shuravin" xlink:type="simple">Matvei Shuravin (D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2716/melker-sigurd" xlink:type="simple">Melker Sigurd (D)</text:a> </text:p>
          </table:table-cell>
          <table:table-cell office:value-type="string" calcext:value-type="string">
            <text:p><text:a xlink:href="https://www.eliteprospects.com/team/463/modo-hockey-j20" xlink:type="simple">MoDo Hockey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708/petr-sikora" xlink:type="simple">Petr Sikora (C)</text:a> </text:p>
          </table:table-cell>
          <table:table-cell office:value-type="string" calcext:value-type="string">
            <text:p><text:a xlink:href="https://www.eliteprospects.com/team/3715/hc-ocelari-trinec-u20" xlink:type="simple">HC Ocelari Trinec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1202/lauri-sinivuori" xlink:type="simple">Lauri Sinivuori (C/LW)</text:a> </text:p>
          </table:table-cell>
          <table:table-cell office:value-type="string" calcext:value-type="string">
            <text:p><text:a xlink:href="https://www.eliteprospects.com/team/2425/hifk-u20" xlink:type="simple">HIF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998/alexander-siryatsky" xlink:type="simple">Alexander Siryatsky (D)</text:a> </text:p>
          </table:table-cell>
          <table:table-cell office:value-type="string" calcext:value-type="string">
            <text:p><text:a xlink:href="https://www.eliteprospects.com/team/4915/stalnye-lisy-magnitogorsk" xlink:type="simple">Stalnye Lisy Magnit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7057/filip-sitar" xlink:type="simple">Filip Sitar (C)</text:a> </text:p>
          </table:table-cell>
          <table:table-cell office:value-type="string" calcext:value-type="string">
            <text:p><text:a xlink:href="https://www.eliteprospects.com/team/462/malmo-redhawks-j20" xlink:type="simple">Malmö Redhawks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7581/svante-sjodin" xlink:type="simple">Svante Sjödin (C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34/will-skahan" xlink:type="simple">Will Skahan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9646/gabe-smith" xlink:type="simple">Gabe Smith (C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2603/shane-smith" xlink:type="simple">Shane Smith (F)</text:a> </text:p>
          </table:table-cell>
          <table:table-cell office:value-type="string" calcext:value-type="string">
            <text:p><text:a xlink:href="https://www.eliteprospects.com/team/859/medicine-hat-tigers" xlink:type="simple">Medicine Hat Tige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01/tarin-smith" xlink:type="simple">Tarin Smith (D)</text:a> </text:p>
          </table:table-cell>
          <table:table-cell office:value-type="string" calcext:value-type="string">
            <text:p><text:a xlink:href="https://www.eliteprospects.com/team/1537/everett-silvertips" xlink:type="simple">Everett Silvertip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981/jackson-smithknecht" xlink:type="simple">Jackson Smithknecht (D)</text:a> </text:p>
          </table:table-cell>
          <table:table-cell office:value-type="string" calcext:value-type="string">
            <text:p><text:a xlink:href="https://www.eliteprospects.com/team/12248/rogers-high" xlink:type="simple">Rogers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533/sebastian-soini" xlink:type="simple">Sebastian Soini (D)</text:a> </text:p>
          </table:table-cell>
          <table:table-cell office:value-type="string" calcext:value-type="string">
            <text:p><text:a xlink:href="https://www.eliteprospects.com/team/2473/ilves-u20" xlink:type="simple">Ilve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75/stian-solberg" xlink:type="simple">Stian Solberg (D)</text:a> </text:p>
          </table:table-cell>
          <table:table-cell office:value-type="string" calcext:value-type="string">
            <text:p><text:a xlink:href="https://www.eliteprospects.com/team/183/valerenga" xlink:type="simple">Vålerenga</text:a> </text:p>
          </table:table-cell>
          <table:table-cell office:value-type="string" calcext:value-type="string">
            <text:p><text:a xlink:href="https://www.eliteprospects.com/league/norway/stats/2023-2024" xlink:type="simple">Norway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36409/jake-sondreal" xlink:type="simple">Jake Sondreal (F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498/aj-spellacy" xlink:type="simple">AJ Spellacy (C)</text:a> </text:p>
          </table:table-cell>
          <table:table-cell office:value-type="string" calcext:value-type="string">
            <text:p><text:a xlink:href="https://www.eliteprospects.com/team/879/windsor-spitfires" xlink:type="simple">Windsor Spitfir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2488/jan-spunar" xlink:type="simple">Jan Spunar (G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12 </text:p>
          </table:table-cell>
          <table:table-cell office:value-type="string" calcext:value-type="string">
            <text:p>.913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2884/samuel-st-hilaire" xlink:type="simple">Samuel St-Hilaire (G)</text:a> </text:p>
          </table:table-cell>
          <table:table-cell office:value-type="string" calcext:value-type="string">
            <text:p><text:a xlink:href="https://www.eliteprospects.com/team/11366/sherbrooke-phoenix" xlink:type="simple">Sherbrooke Phoenix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41 </text:p>
          </table:table-cell>
          <table:table-cell office:value-type="string" calcext:value-type="string">
            <text:p>.91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40361/emil-stadin" xlink:type="simple">Emil Stadin (D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07471/noah-steen" xlink:type="simple">Noah Steen (LW/RW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85/chase-stefanek" xlink:type="simple">Chase Stefanek (F)</text:a> </text:p>
          </table:table-cell>
          <table:table-cell office:value-type="string" calcext:value-type="string">
            <text:p><text:a xlink:href="https://www.eliteprospects.com/team/1813/trail-smoke-eaters" xlink:type="simple">Trail Smoke Eaters</text:a> </text:p>
          </table:table-cell>
          <table:table-cell office:value-type="string" calcext:value-type="string">
            <text:p><text:a xlink:href="https://www.eliteprospects.com/league/bchl/stats/2023-2024" xlink:type="simple">BCHL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0875/karl-sterner" xlink:type="simple">Karl Sterner (RW)</text:a> </text:p>
          </table:table-cell>
          <table:table-cell office:value-type="string" calcext:value-type="string">
            <text:p><text:a xlink:href="https://www.eliteprospects.com/team/468/frolunda-hc-j20" xlink:type="simple">Frölunda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2739/bode-stewart" xlink:type="simple">Bode Stewart (C)</text:a> </text:p>
          </table:table-cell>
          <table:table-cell office:value-type="string" calcext:value-type="string">
            <text:p><text:a xlink:href="https://www.eliteprospects.com/team/865/barrie-colts" xlink:type="simple">Barrie Col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85889/rhett-stoesser" xlink:type="simple">Rhett Stoesser (G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02 </text:p>
          </table:table-cell>
          <table:table-cell office:value-type="string" calcext:value-type="string">
            <text:p>.892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79/john-stout" xlink:type="simple">John Stout (D)</text:a> </text:p>
          </table:table-cell>
          <table:table-cell office:value-type="string" calcext:value-type="string">
            <text:p><text:a xlink:href="https://www.eliteprospects.com/team/2720/minnetonka-high" xlink:type="simple">Minnetonka High</text:a> </text:p>
          </table:table-cell>
          <table:table-cell office:value-type="string" calcext:value-type="string">
            <text:p><text:a xlink:href="https://www.eliteprospects.com/league/ushs-mn/stats/2023-2024" xlink:type="simple">USHS-MN</text:a> 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155/julius-sumpf" xlink:type="simple">Julius Sumpf (C)</text:a> </text:p>
          </table:table-cell>
          <table:table-cell office:value-type="string" calcext:value-type="string">
            <text:p><text:a xlink:href="https://www.eliteprospects.com/team/1668/germany-u20" xlink:type="simple">Germany U20</text:a> </text:p>
          </table:table-cell>
          <table:table-cell office:value-type="string" calcext:value-type="string">
            <text:p><text:a xlink:href="https://www.eliteprospects.com/league/wjc-20/stats/2023-2024" xlink:type="simple">WJC-20</text:a>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49/tuomas-suoniemi" xlink:type="simple">Tuomas Suoniemi (C)</text:a> </text:p>
          </table:table-cell>
          <table:table-cell office:value-type="string" calcext:value-type="string">
            <text:p><text:a xlink:href="https://www.eliteprospects.com/team/1753/kiekko-espoo-u20" xlink:type="simple">Kiekko-Espoo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3112/nikita-surayev" xlink:type="simple">Nikita Surayev (RW)</text:a> </text:p>
          </table:table-cell>
          <table:table-cell office:value-type="string" calcext:value-type="string">
            <text:p><text:a xlink:href="https://www.eliteprospects.com/team/37724/ska-yunior-krasnogorsk" xlink:type="simple">SKA-Yunior Krasnogor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5458/yegor-surin" xlink:type="simple">Yegor Surin (C/RW)</text:a> </text:p>
          </table:table-cell>
          <table:table-cell office:value-type="string" calcext:value-type="string">
            <text:p><text:a xlink:href="https://www.eliteprospects.com/team/4927/loko-yaroslavl" xlink:type="simple">Loko Yaroslavl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789/joel-svensson" xlink:type="simple">Joel Svensson (C)</text:a> </text:p>
          </table:table-cell>
          <table:table-cell office:value-type="string" calcext:value-type="string">
            <text:p><text:a xlink:href="https://www.eliteprospects.com/team/1369/vaxjo-lakers-hc-j20" xlink:type="simple">Växjö Lakers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33126/david-svozil" xlink:type="simple">David Svozil (D)</text:a> </text:p>
          </table:table-cell>
          <table:table-cell office:value-type="string" calcext:value-type="string">
            <text:p><text:a xlink:href="https://www.eliteprospects.com/team/2473/ilves-u20" xlink:type="simple">Ilves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a xlink:href="https://www.eliteprospects.com/player/853221/mac-swanson" xlink:type="simple">Mac Swanson (F)</text:a> </text:p>
          </table:table-cell>
          <table:table-cell office:value-type="string" calcext:value-type="string">
            <text:p><text:a xlink:href="https://www.eliteprospects.com/team/1186/fargo-force" xlink:type="simple">Fargo Force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80181/trent-swick" xlink:type="simple">Trent Swick (LW)</text:a> </text:p>
          </table:table-cell>
          <table:table-cell office:value-type="string" calcext:value-type="string">
            <text:p><text:a xlink:href="https://www.eliteprospects.com/team/870/kitchener-rangers" xlink:type="simple">Kitchener Ranger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602/danila-sysoyev" xlink:type="simple">Danila Sysoyev (F)</text:a> </text:p>
          </table:table-cell>
          <table:table-cell office:value-type="string" calcext:value-type="string">
            <text:p><text:a xlink:href="https://www.eliteprospects.com/team/4919/omskie-yastreby" xlink:type="simple">Omskie Yastreb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29832/jonas-taibel" xlink:type="simple">Jonas Taibel (C/LW)</text:a> </text:p>
          </table:table-cell>
          <table:table-cell office:value-type="string" calcext:value-type="string">
            <text:p><text:a xlink:href="https://www.eliteprospects.com/team/4069/winterthur" xlink:type="simple">Winterthur</text:a> </text:p>
          </table:table-cell>
          <table:table-cell office:value-type="string" calcext:value-type="string">
            <text:p><text:a xlink:href="https://www.eliteprospects.com/league/sl/stats/2023-2024" xlink:type="simple">SL</text:a>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4405/mathieu-taillefer" xlink:type="simple">Mathieu Taillefer (D)</text:a> </text:p>
          </table:table-cell>
          <table:table-cell office:value-type="string" calcext:value-type="string">
            <text:p><text:a xlink:href="https://www.eliteprospects.com/team/2105/brooks-bandits" xlink:type="simple">Brooks Bandits</text:a> </text:p>
          </table:table-cell>
          <table:table-cell office:value-type="string" calcext:value-type="string">
            <text:p><text:a xlink:href="https://www.eliteprospects.com/league/ajhl/stats/2023-2024" xlink:type="simple">AJHL</text:a>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82/arsen-taimazov" xlink:type="simple">Arsen Taimazov (D)</text:a> </text:p>
          </table:table-cell>
          <table:table-cell office:value-type="string" calcext:value-type="string">
            <text:p><text:a xlink:href="https://www.eliteprospects.com/team/4909/mhk-dynamo-moskva" xlink:type="simple">MHK Dynamo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7913/ryan-tamelin" xlink:type="simple">Ryan Tamelin (G)</text:a> </text:p>
          </table:table-cell>
          <table:table-cell office:value-type="string" calcext:value-type="string">
            <text:p><text:a xlink:href="https://www.eliteprospects.com/team/8491/okanagan-ha-u18-prep" xlink:type="simple">Okanagan HA U18 Prep</text:a> </text:p>
          </table:table-cell>
          <table:table-cell office:value-type="string" calcext:value-type="string">
            <text:p><text:a xlink:href="https://www.eliteprospects.com/league/csshl-u18/stats/2023-2024" xlink:type="simple">CSSHL U18</text:a>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.913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97988/stepan-tarasenko" xlink:type="simple">Stepan Tarasenko (LW/RW)</text:a> </text:p>
          </table:table-cell>
          <table:table-cell office:value-type="string" calcext:value-type="string">
            <text:p><text:a xlink:href="https://www.eliteprospects.com/team/22320/taifun-primorsky-krai" xlink:type="simple">Taifun Primorsky Krai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80056/nikita-telegin" xlink:type="simple">Nikita Telegin (C)</text:a> </text:p>
          </table:table-cell>
          <table:table-cell office:value-type="string" calcext:value-type="string">
            <text:p><text:a xlink:href="https://www.eliteprospects.com/team/4910/belye-medvedi-chelyabinsk" xlink:type="simple">Belye Medvedi Chelyabinsk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68/josef-teply" xlink:type="simple">Josef Teplý (RW)</text:a> </text:p>
          </table:table-cell>
          <table:table-cell office:value-type="string" calcext:value-type="string">
            <text:p><text:a xlink:href="https://www.eliteprospects.com/team/4049/bk-mlada-boleslav-u20" xlink:type="simple">BK Mlada Boleslav U20</text:a> </text:p>
          </table:table-cell>
          <table:table-cell office:value-type="string" calcext:value-type="string">
            <text:p><text:a xlink:href="https://www.eliteprospects.com/league/czechia-u20/stats/2023-2024" xlink:type="simple">Czechia U20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4752/natan-teshome" xlink:type="simple">Natan Teshome (RW/C)</text:a> </text:p>
          </table:table-cell>
          <table:table-cell office:value-type="string" calcext:value-type="string">
            <text:p><text:a xlink:href="https://www.eliteprospects.com/team/2484/jokerit-u20" xlink:type="simple">Jokerit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71/luca-testa" xlink:type="simple">Luca Testa (C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52/christopher-thibodeau" xlink:type="simple">Christopher Thibodeau (C)</text:a> </text:p>
          </table:table-cell>
          <table:table-cell office:value-type="string" calcext:value-type="string">
            <text:p><text:a xlink:href="https://www.eliteprospects.com/team/869/kingston-frontenacs" xlink:type="simple">Kingston Frontenac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72/adam-titlbach" xlink:type="simple">Adam Titlbach (C)</text:a> </text:p>
          </table:table-cell>
          <table:table-cell office:value-type="string" calcext:value-type="string">
            <text:p><text:a xlink:href="https://www.eliteprospects.com/team/864/vancouver-giants" xlink:type="simple">Vancouver Gian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962/rowan-topp" xlink:type="simple">Rowan Topp (D)</text:a> </text:p>
          </table:table-cell>
          <table:table-cell office:value-type="string" calcext:value-type="string">
            <text:p><text:a xlink:href="https://www.eliteprospects.com/team/552/guelph-storm" xlink:type="simple">Guelph Storm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163/oleg-trofimchuk" xlink:type="simple">Oleg Trofimchuk (LW/RW)</text:a> </text:p>
          </table:table-cell>
          <table:table-cell office:value-type="string" calcext:value-type="string">
            <text:p><text:a xlink:href="https://www.eliteprospects.com/team/4924/mhk-spartak-moskva" xlink:type="simple">MHK Spartak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600/herman-traff" xlink:type="simple">Herman Träff (LW/RW)</text:a> </text:p>
          </table:table-cell>
          <table:table-cell office:value-type="string" calcext:value-type="string">
            <text:p><text:a xlink:href="https://www.eliteprospects.com/team/459/hv71-j20" xlink:type="simple">HV71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0097/darels-uljanskis" xlink:type="simple">Darels Uljanskis (D)</text:a> </text:p>
          </table:table-cell>
          <table:table-cell office:value-type="string" calcext:value-type="string">
            <text:p><text:a xlink:href="https://www.eliteprospects.com/team/453/aik-j20" xlink:type="simple">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616/jackson-unger" xlink:type="simple">Jackson Unger (G)</text:a> </text:p>
          </table:table-cell>
          <table:table-cell office:value-type="string" calcext:value-type="string">
            <text:p><text:a xlink:href="https://www.eliteprospects.com/team/672/moose-jaw-warriors" xlink:type="simple">Moose Jaw Warrior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08 </text:p>
          </table:table-cell>
          <table:table-cell office:value-type="string" calcext:value-type="string">
            <text:p>.908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53043/samuel-urban" xlink:type="simple">Samuel Urban (G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.893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0542/daniil-ustinkov" xlink:type="simple">Daniil Ustinkov (D)</text:a> </text:p>
          </table:table-cell>
          <table:table-cell office:value-type="string" calcext:value-type="string">
            <text:p><text:a xlink:href="https://www.eliteprospects.com/team/118/zsc" xlink:type="simple">ZSC</text:a> </text:p>
          </table:table-cell>
          <table:table-cell office:value-type="string" calcext:value-type="string">
            <text:p><text:a xlink:href="https://www.eliteprospects.com/league/nl/stats/2023-2024" xlink:type="simple">NL</text:a> 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eliteprospects.com/player/618613/noa-vali" xlink:type="simple">Noa Vali (G)</text:a> </text:p>
          </table:table-cell>
          <table:table-cell office:value-type="string" calcext:value-type="string">
            <text:p><text:a xlink:href="https://www.eliteprospects.com/team/48/tps" xlink:type="simple">TPS</text:a> </text:p>
          </table:table-cell>
          <table:table-cell office:value-type="string" calcext:value-type="string">
            <text:p><text:a xlink:href="https://www.eliteprospects.com/league/liiga/stats/2023-2024" xlink:type="simple">Liiga</text:a>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87 </text:p>
          </table:table-cell>
          <table:table-cell office:value-type="string" calcext:value-type="string">
            <text:p>.870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5/chase-valliant" xlink:type="simple">Chase Valliant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99/matthew-van-blaricom" xlink:type="simple">Matthew Van Blaricom (F)</text:a> </text:p>
          </table:table-cell>
          <table:table-cell office:value-type="string" calcext:value-type="string">
            <text:p><text:a xlink:href="https://www.eliteprospects.com/team/3160/humboldt-broncos" xlink:type="simple">Humboldt Broncos</text:a> </text:p>
          </table:table-cell>
          <table:table-cell office:value-type="string" calcext:value-type="string">
            <text:p><text:a xlink:href="https://www.eliteprospects.com/league/sjhl/stats/2023-2024" xlink:type="simple">SJHL</text:a> 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51/lucas-van-vliet" xlink:type="simple">Lucas Van Vliet (LW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77200/jack-van-volsen" xlink:type="simple">Jack Van Volsen (C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706/marek-vanacker" xlink:type="simple">Marek Vanacker (LW)</text:a> </text:p>
          </table:table-cell>
          <table:table-cell office:value-type="string" calcext:value-type="string">
            <text:p><text:a xlink:href="https://www.eliteprospects.com/team/18616/brantford-bulldogs" xlink:type="simple">Brantford Bulldog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29/corbin-vaughan" xlink:type="simple">Corbin Vaughan (D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7231/jaxsin-vaughan" xlink:type="simple">Jaxsin Vaughan (F)</text:a> </text:p>
          </table:table-cell>
          <table:table-cell office:value-type="string" calcext:value-type="string">
            <text:p><text:a xlink:href="https://www.eliteprospects.com/team/862/regina-pats" xlink:type="simple">Regina Pat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9775/xavier-veilleux" xlink:type="simple">Xavier Veilleux (D)</text:a> </text:p>
          </table:table-cell>
          <table:table-cell office:value-type="string" calcext:value-type="string">
            <text:p><text:a xlink:href="https://www.eliteprospects.com/team/535/muskegon-lumberjacks" xlink:type="simple">Muskegon Lumberjack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1465/maxim-velikov" xlink:type="simple">Maxim Velikov (LW/RW)</text:a> </text:p>
          </table:table-cell>
          <table:table-cell office:value-type="string" calcext:value-type="string">
            <text:p><text:a xlink:href="https://www.eliteprospects.com/team/4920/krasnaya-armiya-moskva" xlink:type="simple">Krasnaya Armiya Moskva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5858/petter-vesterheim" xlink:type="simple">Petter Vesterheim (C)</text:a> </text:p>
          </table:table-cell>
          <table:table-cell office:value-type="string" calcext:value-type="string">
            <text:p><text:a xlink:href="https://www.eliteprospects.com/team/29/mora-ik" xlink:type="simple">Mora IK</text:a> </text:p>
          </table:table-cell>
          <table:table-cell office:value-type="string" calcext:value-type="string">
            <text:p><text:a xlink:href="https://www.eliteprospects.com/league/hockeyallsvenskan/stats/2023-2024" xlink:type="simple">HockeyAllsvenskan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3488/roope-vesterinen" xlink:type="simple">Roope Vesterinen (LW/RW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s://www.eliteprospects.com/player/796654/max-vilen" xlink:type="simple">Max Vilén (D)</text:a> </text:p>
          </table:table-cell>
          <table:table-cell office:value-type="string" calcext:value-type="string">
            <text:p><text:a xlink:href="https://www.eliteprospects.com/team/462/malmo-redhawks-j20" xlink:type="simple">Malmö Redhawks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0842/nathan-villeneuve" xlink:type="simple">Nathan Villeneuve (C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425/eemil-vinni" xlink:type="simple">Eemil Vinni (G)</text:a> </text:p>
          </table:table-cell>
          <table:table-cell office:value-type="string" calcext:value-type="string">
            <text:p><text:a xlink:href="https://www.eliteprospects.com/team/416/jokp" xlink:type="simple">JoKP</text:a> </text:p>
          </table:table-cell>
          <table:table-cell office:value-type="string" calcext:value-type="string">
            <text:p><text:a xlink:href="https://www.eliteprospects.com/league/mestis/stats/2023-2024" xlink:type="simple">Mestis</text:a>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72 </text:p>
          </table:table-cell>
          <table:table-cell office:value-type="string" calcext:value-type="string">
            <text:p>.892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693/matthew-virgilio" xlink:type="simple">Matthew Virgilio (D)</text:a> </text:p>
          </table:table-cell>
          <table:table-cell office:value-type="string" calcext:value-type="string">
            <text:p><text:a xlink:href="https://www.eliteprospects.com/team/620/soo-greyhounds" xlink:type="simple">Soo Greyhoun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14143/parker-von-richter" xlink:type="simple">Parker Von Richter (D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www.eliteprospects.com/player/837543/kuzma-voronin" xlink:type="simple">Kuzma Voronin (RW)</text:a> </text:p>
          </table:table-cell>
          <table:table-cell office:value-type="string" calcext:value-type="string">
            <text:p><text:a xlink:href="https://www.eliteprospects.com/team/2628/youngstown-phantoms" xlink:type="simple">Youngstown Phantom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8368/oskar-vuollet" xlink:type="simple">Oskar Vuollet (C/LW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9508/joona-vaisanen" xlink:type="simple">Joona Väisänen (D)</text:a> </text:p>
          </table:table-cell>
          <table:table-cell office:value-type="string" calcext:value-type="string">
            <text:p><text:a xlink:href="https://www.eliteprospects.com/team/1158/dubuque-fighting-saints" xlink:type="simple">Dubuque Fighting Saint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20347/dalyn-wakely" xlink:type="simple">Dalyn Wakely (C)</text:a> </text:p>
          </table:table-cell>
          <table:table-cell office:value-type="string" calcext:value-type="string">
            <text:p><text:a xlink:href="https://www.eliteprospects.com/team/14839/north-bay-battalion" xlink:type="simple">North Bay Battalion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865077/eerik-wallenius" xlink:type="simple">Eerik Wallenius (D/F)</text:a> </text:p>
          </table:table-cell>
          <table:table-cell office:value-type="string" calcext:value-type="string">
            <text:p><text:a xlink:href="https://www.eliteprospects.com/team/2468/hpk-u20" xlink:type="simple">HPK U20</text:a> </text:p>
          </table:table-cell>
          <table:table-cell office:value-type="string" calcext:value-type="string">
            <text:p><text:a xlink:href="https://www.eliteprospects.com/league/u20-sm-sarja/stats/2023-2024" xlink:type="simple">U20 SM-sarja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911130/kieron-walton" xlink:type="simple">Kieron Walton (C/LW)</text:a> </text:p>
          </table:table-cell>
          <table:table-cell office:value-type="string" calcext:value-type="string">
            <text:p><text:a xlink:href="https://www.eliteprospects.com/team/551/sudbury-wolves" xlink:type="simple">Sudbury Wolve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8496/landen-ward" xlink:type="simple">Landen Ward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3202/keegan-warren" xlink:type="simple">Keegan Warren (G)</text:a> </text:p>
          </table:table-cell>
          <table:table-cell office:value-type="string" calcext:value-type="string">
            <text:p><text:a xlink:href="https://www.eliteprospects.com/team/887/moncton-wildcats" xlink:type="simple">Moncton Wildcats</text:a> </text:p>
          </table:table-cell>
          <table:table-cell office:value-type="string" calcext:value-type="string">
            <text:p><text:a xlink:href="https://www.eliteprospects.com/league/qmjhl/stats/2023-2024" xlink:type="simple">QMJHL</text:a>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19 </text:p>
          </table:table-cell>
          <table:table-cell office:value-type="string" calcext:value-type="string">
            <text:p>.89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93762/drew-waterfield" xlink:type="simple">Drew Waterfield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6668/gregory-weber" xlink:type="simple">Gregory Weber (RW)</text:a> </text:p>
          </table:table-cell>
          <table:table-cell office:value-type="string" calcext:value-type="string">
            <text:p><text:a xlink:href="https://www.eliteprospects.com/team/264/olten" xlink:type="simple">Olten</text:a> </text:p>
          </table:table-cell>
          <table:table-cell office:value-type="string" calcext:value-type="string">
            <text:p><text:a xlink:href="https://www.eliteprospects.com/league/sl/stats/2023-2024" xlink:type="simple">SL</text:a>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https://www.eliteprospects.com/player/568252/arvid-westlin" xlink:type="simple">Arvid Westlin (LW/RW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550/carson-wetsch" xlink:type="simple">Carson Wetsch (F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751/john-whipple" xlink:type="simple">John Whipple (D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9578/ajay-white" xlink:type="simple">Ajay White (G)</text:a> </text:p>
          </table:table-cell>
          <table:table-cell office:value-type="string" calcext:value-type="string">
            <text:p><text:a xlink:href="https://www.eliteprospects.com/team/903/sioux-city-musketeers" xlink:type="simple">Sioux City Muskete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1 </text:p>
          </table:table-cell>
          <table:table-cell office:value-type="string" calcext:value-type="string">
            <text:p>.875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597802/trae-wilke" xlink:type="simple">Trae Wilke (F)</text:a> </text:p>
          </table:table-cell>
          <table:table-cell office:value-type="string" calcext:value-type="string">
            <text:p><text:a xlink:href="https://www.eliteprospects.com/team/793/lethbridge-hurricanes" xlink:type="simple">Lethbridge Hurricane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643/dax-williams" xlink:type="simple">Dax Williams (D)</text:a> </text:p>
          </table:table-cell>
          <table:table-cell office:value-type="string" calcext:value-type="string">
            <text:p><text:a xlink:href="https://www.eliteprospects.com/team/576/calgary-hitmen" xlink:type="simple">Calgary Hitmen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eliteprospects.com/player/878802/jared-woolley" xlink:type="simple">Jared Woolley (D)</text:a> </text:p>
          </table:table-cell>
          <table:table-cell office:value-type="string" calcext:value-type="string">
            <text:p><text:a xlink:href="https://www.eliteprospects.com/team/206/london-knights" xlink:type="simple">London Knight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5766/chase-wutzke" xlink:type="simple">Chase Wutzke (G)</text:a> </text:p>
          </table:table-cell>
          <table:table-cell office:value-type="string" calcext:value-type="string">
            <text:p><text:a xlink:href="https://www.eliteprospects.com/team/861/red-deer-rebels" xlink:type="simple">Red Deer Rebel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.904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8899/mikhail-yegorov" xlink:type="simple">Mikhail Yegorov (G)</text:a> </text:p>
          </table:table-cell>
          <table:table-cell office:value-type="string" calcext:value-type="string">
            <text:p><text:a xlink:href="https://www.eliteprospects.com/team/954/omaha-lancers" xlink:type="simple">Omaha Lancers</text:a> </text:p>
          </table:table-cell>
          <table:table-cell office:value-type="string" calcext:value-type="string">
            <text:p><text:a xlink:href="https://www.eliteprospects.com/league/ushl/stats/2023-2024" xlink:type="simple">USHL</text:a>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86 </text:p>
          </table:table-cell>
          <table:table-cell office:value-type="string" calcext:value-type="string">
            <text:p>.892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355/mitch-young" xlink:type="simple">Mitch Young (D)</text:a> </text:p>
          </table:table-cell>
          <table:table-cell office:value-type="string" calcext:value-type="string">
            <text:p><text:a xlink:href="https://www.eliteprospects.com/team/878/sarnia-sting" xlink:type="simple">Sarnia Sting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a xlink:href="https://www.eliteprospects.com/player/804995/ivan-yunin" xlink:type="simple">Ivan Yunin (G)</text:a> </text:p>
          </table:table-cell>
          <table:table-cell office:value-type="string" calcext:value-type="string">
            <text:p><text:a xlink:href="https://www.eliteprospects.com/team/4919/omskie-yastreby" xlink:type="simple">Omskie Yastreby</text:a> </text:p>
          </table:table-cell>
          <table:table-cell office:value-type="string" calcext:value-type="string">
            <text:p><text:a xlink:href="https://www.eliteprospects.com/league/mhl/stats/2023-2024" xlink:type="simple">MHL</text:a>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1 </text:p>
          </table:table-cell>
          <table:table-cell office:value-type="string" calcext:value-type="string">
            <text:p>.909 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<text:a xlink:href="https://www.eliteprospects.com/player/647161/joshua-zakreski" xlink:type="simple">Joshua Zakreski (F)</text:a> </text:p>
          </table:table-cell>
          <table:table-cell office:value-type="string" calcext:value-type="string">
            <text:p><text:a xlink:href="https://www.eliteprospects.com/team/749/portland-winterhawks" xlink:type="simple">Portland Winterhawks</text:a> </text:p>
          </table:table-cell>
          <table:table-cell office:value-type="string" calcext:value-type="string">
            <text:p><text:a xlink:href="https://www.eliteprospects.com/league/whl/stats/2023-2024" xlink:type="simple">WHL</text:a> 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https://www.eliteprospects.com/player/726225/mason-zebeski" xlink:type="simple">Mason Zebeski (LW)</text:a> </text:p>
          </table:table-cell>
          <table:table-cell office:value-type="string" calcext:value-type="string">
            <text:p><text:a xlink:href="https://www.eliteprospects.com/team/12595/mississauga-steelheads" xlink:type="simple">Mississauga Steelheads</text:a> </text:p>
          </table:table-cell>
          <table:table-cell office:value-type="string" calcext:value-type="string">
            <text:p><text:a xlink:href="https://www.eliteprospects.com/league/ohl/stats/2023-2024" xlink:type="simple">OHL</text:a> 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102/vasili-zelenov" xlink:type="simple">Vasili Zelenov (F)</text:a> </text:p>
          </table:table-cell>
          <table:table-cell office:value-type="string" calcext:value-type="string">
            <text:p><text:a xlink:href="https://www.eliteprospects.com/team/2524/rb-hockey-juniors" xlink:type="simple">RB Hockey Juniors</text:a> </text:p>
          </table:table-cell>
          <table:table-cell office:value-type="string" calcext:value-type="string">
            <text:p><text:a xlink:href="https://www.eliteprospects.com/league/alpshl/stats/2023-2024" xlink:type="simple">AlpsHL</text:a> 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eliteprospects.com/player/673797/william-zellers" xlink:type="simple">William Zellers (F)</text:a> </text:p>
          </table:table-cell>
          <table:table-cell office:value-type="string" calcext:value-type="string">
            <text:p><text:a xlink:href="https://www.eliteprospects.com/team/2292/shattuck-st.-mary-s-18u-prep" xlink:type="simple">Shattuck St. Mary's 18U Prep</text:a> </text:p>
          </table:table-cell>
          <table:table-cell office:value-type="string" calcext:value-type="string">
            <text:p><text:a xlink:href="https://www.eliteprospects.com/league/ushs-prep/stats/2023-2024" xlink:type="simple">USHS-Prep</text:a> 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s://www.eliteprospects.com/player/534824/simon-zether" xlink:type="simple">Simon Zether (C)</text:a> </text:p>
          </table:table-cell>
          <table:table-cell office:value-type="string" calcext:value-type="string">
            <text:p><text:a xlink:href="https://www.eliteprospects.com/team/465/rogle-bk-j20" xlink:type="simple">Rögle B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www.eliteprospects.com/player/711005/alexander-zetterberg" xlink:type="simple">Alexander Zetterberg (C)</text:a> </text:p>
          </table:table-cell>
          <table:table-cell office:value-type="string" calcext:value-type="string">
            <text:p><text:a xlink:href="https://www.eliteprospects.com/team/955/orebro-hk-j20" xlink:type="simple">Örebro H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8771/hugo-zetterlund" xlink:type="simple">Hugo Zetterlund (LW)</text:a> </text:p>
          </table:table-cell>
          <table:table-cell office:value-type="string" calcext:value-type="string">
            <text:p><text:a xlink:href="https://www.eliteprospects.com/team/671/skelleftea-aik-j20" xlink:type="simple">Skellefteå AIK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s://www.eliteprospects.com/player/705668/brodie-ziemer" xlink:type="simple">Brodie Ziemer (F)</text:a> </text:p>
          </table:table-cell>
          <table:table-cell office:value-type="string" calcext:value-type="string">
            <text:p><text:a xlink:href="https://www.eliteprospects.com/team/1864/u.s.-national-u18-team" xlink:type="simple">U.S. National U18 Team</text:a> </text:p>
          </table:table-cell>
          <table:table-cell office:value-type="string" calcext:value-type="string">
            <text:p><text:a xlink:href="https://www.eliteprospects.com/league/ntdp/stats/2023-2024" xlink:type="simple">NTDP</text:a> 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eliteprospects.com/player/619008/felix-ohrqvist" xlink:type="simple">Felix Öhrqvist (D)</text:a> </text:p>
          </table:table-cell>
          <table:table-cell office:value-type="string" calcext:value-type="string">
            <text:p><text:a xlink:href="https://www.eliteprospects.com/team/470/linkoping-hc-j20" xlink:type="simple">Linköping HC J20</text:a> </text:p>
          </table:table-cell>
          <table:table-cell office:value-type="string" calcext:value-type="string">
            <text:p><text:a xlink:href="https://www.eliteprospects.com/league/j20-nationell/stats/2023-2024" xlink:type="simple">J20 Nationell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0:39:08.999542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9:03:36.134613166</meta:creation-date>
    <dc:date>2024-05-13T00:41:30.712733561</dc:date>
    <meta:editing-duration>PT1H22M1S</meta:editing-duration>
    <meta:editing-cycles>8</meta:editing-cycles>
    <meta:generator>LibreOffice/7.6.6.3$Linux_X86_64 LibreOffice_project/60$Build-3</meta:generator>
    <meta:document-statistic meta:table-count="1" meta:cell-count="4184" meta:object-count="0"/>
  </office:meta>
</office:document-meta>
</file>